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style:cell-protect="none" style:print-content="true" fo:padding-bottom="0.0193in" fo:padding-left="0.0138in" fo:padding-right="0.0138in" fo:padding-top="0.0193in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PIRAL" table:style-name="ta1" table:print="false">
        <table:table-column table:style-name="co1" table:number-columns-repeated="4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>
            <text:p>n = 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its = 64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0°</text:p>
          </table:table-cell>
          <table:table-cell table:style-name="ce1" office:value-type="string">
            <text:p>45°</text:p>
          </table:table-cell>
          <table:table-cell table:style-name="ce1" office:value-type="string">
            <text:p>90°</text:p>
          </table:table-cell>
          <table:table-cell table:style-name="ce1" office:value-type="string">
            <text:p>135°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>
            <draw:frame table:end-cell-address="SPIRAL.G25" table:end-x="0.8213in" table:end-y="0.0665in" draw:z-index="0" draw:style-name="gr1" svg:width="6in" svg:height="3in" svg:x="0.1551in" svg:y="0.1012in">
              <draw:object draw:notify-on-update-of-ranges="SPIRAL.A6:SPIRAL.A6 SPIRAL.A7:SPIRAL.A263 SPIRAL.B6:SPIRAL.B6 SPIRAL.B7:SPIRAL.B263 SPIRAL.C6:SPIRAL.C6 SPIRAL.C7:SPIRAL.C263 SPIRAL.D6:SPIRAL.D6 SPIRAL.D7:SPIRAL.D2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">
            <text:p>20.00%</text:p>
          </table:table-cell>
          <table:table-cell/>
          <table:table-cell office:value-type="percentage" office:value="0.2">
            <text:p>2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5714">
            <text:p>28.57%</text:p>
          </table:table-cell>
          <table:table-cell/>
          <table:table-cell office:value-type="percentage" office:value="0.285714">
            <text:p>28.5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1111">
            <text:p>11.11%</text:p>
          </table:table-cell>
          <table:table-cell/>
          <table:table-cell office:value-type="percentage" office:value="0.111111">
            <text:p>11.1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63636">
            <text:p>36.36%</text:p>
          </table:table-cell>
          <table:table-cell/>
          <table:table-cell office:value-type="percentage" office:value="0.090909">
            <text:p>9.0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7692">
            <text:p>30.77%</text:p>
          </table:table-cell>
          <table:table-cell/>
          <table:table-cell office:value-type="percentage" office:value="0.153846">
            <text:p>15.3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6667">
            <text:p>26.67%</text:p>
          </table:table-cell>
          <table:table-cell/>
          <table:table-cell office:value-type="percentage" office:value="0.133333">
            <text:p>1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7647">
            <text:p>11.76%</text:p>
          </table:table-cell>
          <table:table-cell/>
          <table:table-cell office:value-type="percentage" office:value="0.235294">
            <text:p>23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3158">
            <text:p>26.32%</text:p>
          </table:table-cell>
          <table:table-cell/>
          <table:table-cell office:value-type="percentage" office:value="0.210526">
            <text:p>21.0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5714">
            <text:p>28.57%</text:p>
          </table:table-cell>
          <table:table-cell/>
          <table:table-cell office:value-type="percentage" office:value="0.190476">
            <text:p>19.0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47826">
            <text:p>34.78%</text:p>
          </table:table-cell>
          <table:table-cell/>
          <table:table-cell office:value-type="percentage" office:value="0.043478">
            <text:p>4.3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">
            <text:p>28.00%</text:p>
          </table:table-cell>
          <table:table-cell/>
          <table:table-cell office:value-type="percentage" office:value="0.2">
            <text:p>2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74074">
            <text:p>7.41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44828">
            <text:p>34.48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4516">
            <text:p>6.45%</text:p>
          </table:table-cell>
          <table:table-cell/>
          <table:table-cell office:value-type="percentage" office:value="0.354839">
            <text:p>35.4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0606">
            <text:p>6.06%</text:p>
          </table:table-cell>
          <table:table-cell/>
          <table:table-cell office:value-type="percentage" office:value="0.333333">
            <text:p>3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57143">
            <text:p>25.71%</text:p>
          </table:table-cell>
          <table:table-cell/>
          <table:table-cell office:value-type="percentage" office:value="0.142857">
            <text:p>14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62162">
            <text:p>16.22%</text:p>
          </table:table-cell>
          <table:table-cell/>
          <table:table-cell office:value-type="percentage" office:value="0.297297">
            <text:p>29.7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5641">
            <text:p>25.64%</text:p>
          </table:table-cell>
          <table:table-cell/>
          <table:table-cell office:value-type="percentage" office:value="0.179487">
            <text:p>17.9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97561">
            <text:p>9.76%</text:p>
          </table:table-cell>
          <table:table-cell/>
          <table:table-cell office:value-type="percentage" office:value="0.073171">
            <text:p>7.3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86047">
            <text:p>18.60%</text:p>
          </table:table-cell>
          <table:table-cell/>
          <table:table-cell office:value-type="percentage" office:value="0.139535">
            <text:p>13.9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8889">
            <text:p>28.89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34043">
            <text:p>23.40%</text:p>
          </table:table-cell>
          <table:table-cell/>
          <table:table-cell office:value-type="percentage" office:value="0.106383">
            <text:p>10.64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5306">
            <text:p>26.53%</text:p>
          </table:table-cell>
          <table:table-cell/>
          <table:table-cell office:value-type="percentage" office:value="0.306122">
            <text:p>30.6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6471">
            <text:p>17.65%</text:p>
          </table:table-cell>
          <table:table-cell/>
          <table:table-cell office:value-type="percentage" office:value="0.235294">
            <text:p>23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69811">
            <text:p>16.98%</text:p>
          </table:table-cell>
          <table:table-cell/>
          <table:table-cell office:value-type="percentage" office:value="0.09434">
            <text:p>9.4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9091">
            <text:p>30.91%</text:p>
          </table:table-cell>
          <table:table-cell/>
          <table:table-cell office:value-type="percentage" office:value="0.272727">
            <text:p>27.2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807">
            <text:p>22.81%</text:p>
          </table:table-cell>
          <table:table-cell/>
          <table:table-cell office:value-type="percentage" office:value="0.263158">
            <text:p>26.3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339">
            <text:p>20.34%</text:p>
          </table:table-cell>
          <table:table-cell/>
          <table:table-cell office:value-type="percentage" office:value="0.101695">
            <text:p>10.17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45902">
            <text:p>24.59%</text:p>
          </table:table-cell>
          <table:table-cell office:value-type="percentage" office:value="0.116279">
            <text:p>11.63%</text:p>
          </table:table-cell>
          <table:table-cell office:value-type="percentage" office:value="0.360656">
            <text:p>36.07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31746">
            <text:p>31.75%</text:p>
          </table:table-cell>
          <table:table-cell office:value-type="percentage" office:value="0.085271">
            <text:p>8.53%</text:p>
          </table:table-cell>
          <table:table-cell office:value-type="percentage" office:value="0.396825">
            <text:p>39.68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">
            <text:p>20.00%</text:p>
          </table:table-cell>
          <table:table-cell office:value-type="percentage" office:value="0.085271">
            <text:p>8.53%</text:p>
          </table:table-cell>
          <table:table-cell office:value-type="percentage" office:value="0.046154">
            <text:p>4.62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23881">
            <text:p>22.39%</text:p>
          </table:table-cell>
          <table:table-cell office:value-type="percentage" office:value="0.100775">
            <text:p>10.08%</text:p>
          </table:table-cell>
          <table:table-cell office:value-type="percentage" office:value="0.313433">
            <text:p>31.34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6087">
            <text:p>26.09%</text:p>
          </table:table-cell>
          <table:table-cell office:value-type="percentage" office:value="0.124031">
            <text:p>12.40%</text:p>
          </table:table-cell>
          <table:table-cell office:value-type="percentage" office:value="0.217391">
            <text:p>21.74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25352">
            <text:p>22.54%</text:p>
          </table:table-cell>
          <table:table-cell office:value-type="percentage" office:value="0.100775">
            <text:p>10.08%</text:p>
          </table:table-cell>
          <table:table-cell office:value-type="percentage" office:value="0.098592">
            <text:p>9.86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178082">
            <text:p>17.81%</text:p>
          </table:table-cell>
          <table:table-cell office:value-type="percentage" office:value="0.108527">
            <text:p>10.85%</text:p>
          </table:table-cell>
          <table:table-cell office:value-type="percentage" office:value="0.260274">
            <text:p>26.03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4">
            <text:p>24.00%</text:p>
          </table:table-cell>
          <table:table-cell office:value-type="percentage" office:value="0.093023">
            <text:p>9.30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168831">
            <text:p>16.88%</text:p>
          </table:table-cell>
          <table:table-cell office:value-type="percentage" office:value="0.093023">
            <text:p>9.30%</text:p>
          </table:table-cell>
          <table:table-cell office:value-type="percentage" office:value="0.194805">
            <text:p>19.48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3797">
            <text:p>30.38%</text:p>
          </table:table-cell>
          <table:table-cell office:value-type="percentage" office:value="0.139535">
            <text:p>13.95%</text:p>
          </table:table-cell>
          <table:table-cell office:value-type="percentage" office:value="0.265823">
            <text:p>26.58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.17284">
            <text:p>17.28%</text:p>
          </table:table-cell>
          <table:table-cell office:value-type="percentage" office:value="0.085271">
            <text:p>8.53%</text:p>
          </table:table-cell>
          <table:table-cell office:value-type="percentage" office:value="0.345679">
            <text:p>34.57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180723">
            <text:p>18.07%</text:p>
          </table:table-cell>
          <table:table-cell office:value-type="percentage" office:value="0.093023">
            <text:p>9.30%</text:p>
          </table:table-cell>
          <table:table-cell office:value-type="percentage" office:value="0.168675">
            <text:p>16.87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5882">
            <text:p>30.59%</text:p>
          </table:table-cell>
          <table:table-cell office:value-type="percentage" office:value="0.108527">
            <text:p>10.85%</text:p>
          </table:table-cell>
          <table:table-cell office:value-type="percentage" office:value="0.235294">
            <text:p>23.53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37931">
            <text:p>13.79%</text:p>
          </table:table-cell>
          <table:table-cell office:value-type="percentage" office:value="0.124031">
            <text:p>12.40%</text:p>
          </table:table-cell>
          <table:table-cell office:value-type="percentage" office:value="0.310345">
            <text:p>31.03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449438">
            <text:p>44.94%</text:p>
          </table:table-cell>
          <table:table-cell office:value-type="percentage" office:value="0.100775">
            <text:p>10.08%</text:p>
          </table:table-cell>
          <table:table-cell office:value-type="percentage" office:value="0.134831">
            <text:p>13.48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142857">
            <text:p>14.29%</text:p>
          </table:table-cell>
          <table:table-cell office:value-type="percentage" office:value="0.108527">
            <text:p>10.85%</text:p>
          </table:table-cell>
          <table:table-cell office:value-type="percentage" office:value="0.296703">
            <text:p>29.67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9767">
            <text:p>6.98%</text:p>
          </table:table-cell>
          <table:table-cell office:value-type="percentage" office:value="0.236559">
            <text:p>23.66%</text:p>
          </table:table-cell>
          <table:table-cell office:value-type="percentage" office:value="0.116279">
            <text:p>11.63%</text:p>
          </table:table-cell>
          <table:table-cell office:value-type="percentage" office:value="0.27957">
            <text:p>27.96%</text:p>
          </table:table-cell>
        </table:table-row>
        <table:table-row table:style-name="ro2">
          <table:table-cell office:value-type="percentage" office:value="0.178295">
            <text:p>17.8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168421">
            <text:p>16.84%</text:p>
          </table:table-cell>
          <table:table-cell office:value-type="percentage" office:value="0.077519">
            <text:p>7.75%</text:p>
          </table:table-cell>
          <table:table-cell office:value-type="percentage" office:value="0.073684">
            <text:p>7.37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7113">
            <text:p>23.71%</text:p>
          </table:table-cell>
          <table:table-cell office:value-type="percentage" office:value="0.147287">
            <text:p>14.73%</text:p>
          </table:table-cell>
          <table:table-cell office:value-type="percentage" office:value="0.28866">
            <text:p>28.87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2016">
            <text:p>6.20%</text:p>
          </table:table-cell>
          <table:table-cell office:value-type="percentage" office:value="0.292929">
            <text:p>29.29%</text:p>
          </table:table-cell>
          <table:table-cell office:value-type="percentage" office:value="0.116279">
            <text:p>11.63%</text:p>
          </table:table-cell>
          <table:table-cell office:value-type="percentage" office:value="0.20202">
            <text:p>20.2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.227723">
            <text:p>22.77%</text:p>
          </table:table-cell>
          <table:table-cell office:value-type="percentage" office:value="0.069767">
            <text:p>6.98%</text:p>
          </table:table-cell>
          <table:table-cell office:value-type="percentage" office:value="0.108911">
            <text:p>10.89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.223301">
            <text:p>22.33%</text:p>
          </table:table-cell>
          <table:table-cell office:value-type="percentage" office:value="0.077519">
            <text:p>7.75%</text:p>
          </table:table-cell>
          <table:table-cell office:value-type="percentage" office:value="0.271845">
            <text:p>27.18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9767">
            <text:p>6.98%</text:p>
          </table:table-cell>
          <table:table-cell office:value-type="percentage" office:value="0.209524">
            <text:p>20.95%</text:p>
          </table:table-cell>
          <table:table-cell office:value-type="percentage" office:value="0.170543">
            <text:p>17.05%</text:p>
          </table:table-cell>
          <table:table-cell office:value-type="percentage" office:value="0.333333">
            <text:p>33.33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17757">
            <text:p>17.76%</text:p>
          </table:table-cell>
          <table:table-cell office:value-type="percentage" office:value="0.085271">
            <text:p>8.53%</text:p>
          </table:table-cell>
          <table:table-cell office:value-type="percentage" office:value="0.17757">
            <text:p>17.76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192661">
            <text:p>19.27%</text:p>
          </table:table-cell>
          <table:table-cell office:value-type="percentage" office:value="0.147287">
            <text:p>14.73%</text:p>
          </table:table-cell>
          <table:table-cell office:value-type="percentage" office:value="0.293578">
            <text:p>29.36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34234">
            <text:p>23.42%</text:p>
          </table:table-cell>
          <table:table-cell office:value-type="percentage" office:value="0.139535">
            <text:p>13.95%</text:p>
          </table:table-cell>
          <table:table-cell office:value-type="percentage" office:value="0.252252">
            <text:p>25.2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93798">
            <text:p>19.3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0885">
            <text:p>30.09%</text:p>
          </table:table-cell>
          <table:table-cell office:value-type="percentage" office:value="0.062016">
            <text:p>6.20%</text:p>
          </table:table-cell>
          <table:table-cell office:value-type="percentage" office:value="0.053097">
            <text:p>5.31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6087">
            <text:p>26.09%</text:p>
          </table:table-cell>
          <table:table-cell office:value-type="percentage" office:value="0.131783">
            <text:p>13.18%</text:p>
          </table:table-cell>
          <table:table-cell office:value-type="percentage" office:value="0.295652">
            <text:p>29.57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22222">
            <text:p>22.22%</text:p>
          </table:table-cell>
          <table:table-cell office:value-type="percentage" office:value="0.155039">
            <text:p>15.50%</text:p>
          </table:table-cell>
          <table:table-cell office:value-type="percentage" office:value="0.350427">
            <text:p>35.04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70543">
            <text:p>17.05%</text:p>
          </table:table-cell>
          <table:table-cell office:value-type="percentage" office:value="0.310924">
            <text:p>31.09%</text:p>
          </table:table-cell>
          <table:table-cell office:value-type="percentage" office:value="0.124031">
            <text:p>12.40%</text:p>
          </table:table-cell>
          <table:table-cell office:value-type="percentage" office:value="0.159664">
            <text:p>15.97%</text:p>
          </table:table-cell>
        </table:table-row>
        <table:table-row table:style-name="ro2">
          <table:table-cell office:value-type="percentage" office:value="0.03876">
            <text:p>3.88%</text:p>
          </table:table-cell>
          <table:table-cell office:value-type="percentage" office:value="0">
            <text:p>0.00%</text:p>
          </table:table-cell>
          <table:table-cell office:value-type="percentage" office:value="0.193798">
            <text:p>19.3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20155">
            <text:p>20.16%</text:p>
          </table:table-cell>
          <table:table-cell office:value-type="percentage" office:value="0.190083">
            <text:p>19.01%</text:p>
          </table:table-cell>
          <table:table-cell office:value-type="percentage" office:value="0.193798">
            <text:p>19.38%</text:p>
          </table:table-cell>
          <table:table-cell office:value-type="percentage" office:value="0.363636">
            <text:p>36.36%</text:p>
          </table:table-cell>
        </table:table-row>
        <table:table-row table:style-name="ro2">
          <table:table-cell office:value-type="percentage" office:value="0.209302">
            <text:p>20.93%</text:p>
          </table:table-cell>
          <table:table-cell office:value-type="percentage" office:value="0">
            <text:p>0.00%</text:p>
          </table:table-cell>
          <table:table-cell office:value-type="percentage" office:value="0.062016">
            <text:p>6.2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.268293">
            <text:p>26.83%</text:p>
          </table:table-cell>
          <table:table-cell office:value-type="percentage" office:value="0.085271">
            <text:p>8.53%</text:p>
          </table:table-cell>
          <table:table-cell office:value-type="percentage" office:value="0.406504">
            <text:p>40.65%</text:p>
          </table:table-cell>
        </table:table-row>
        <table:table-row table:style-name="ro2">
          <table:table-cell office:value-type="percentage" office:value="0.224806">
            <text:p>22.48%</text:p>
          </table:table-cell>
          <table:table-cell office:value-type="percentage" office:value="0">
            <text:p>0.00%</text:p>
          </table:table-cell>
          <table:table-cell office:value-type="percentage" office:value="0.217054">
            <text:p>21.71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232">
            <text:p>23.20%</text:p>
          </table:table-cell>
          <table:table-cell office:value-type="percentage" office:value="0.085271">
            <text:p>8.53%</text:p>
          </table:table-cell>
          <table:table-cell office:value-type="percentage" office:value="0.072">
            <text:p>7.20%</text:p>
          </table:table-cell>
        </table:table-row>
        <table:table-row table:style-name="ro2">
          <table:table-cell office:value-type="percentage" office:value="0.03876">
            <text:p>3.88%</text:p>
          </table:table-cell>
          <table:table-cell office:value-type="percentage" office:value="0">
            <text:p>0.00%</text:p>
          </table:table-cell>
          <table:table-cell office:value-type="percentage" office:value="0.224806">
            <text:p>22.4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93798">
            <text:p>19.38%</text:p>
          </table:table-cell>
          <table:table-cell office:value-type="percentage" office:value="0.259843">
            <text:p>25.98%</text:p>
          </table:table-cell>
          <table:table-cell office:value-type="percentage" office:value="0.209302">
            <text:p>20.93%</text:p>
          </table:table-cell>
          <table:table-cell office:value-type="percentage" office:value="0.393701">
            <text:p>39.37%</text:p>
          </table:table-cell>
        </table:table-row>
        <table:table-row table:style-name="ro2">
          <table:table-cell office:value-type="percentage" office:value="0.193798">
            <text:p>19.38%</text:p>
          </table:table-cell>
          <table:table-cell office:value-type="percentage" office:value="0.007812">
            <text:p>0.78%</text:p>
          </table:table-cell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94574">
            <text:p>29.46%</text:p>
          </table:table-cell>
          <table:table-cell office:value-type="percentage" office:value="0.162791">
            <text:p>16.28%</text:p>
          </table:table-cell>
          <table:table-cell office:value-type="percentage" office:value="0.178295">
            <text:p>17.83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.007812">
            <text:p>0.78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91339">
            <text:p>29.13%</text:p>
          </table:table-cell>
          <table:table-cell office:value-type="percentage" office:value="0.108527">
            <text:p>10.85%</text:p>
          </table:table-cell>
          <table:table-cell office:value-type="percentage" office:value="0.11811">
            <text:p>11.81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  <table:table-cell office:value-type="percentage" office:value="0.186047">
            <text:p>18.6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256">
            <text:p>25.60%</text:p>
          </table:table-cell>
          <table:table-cell office:value-type="percentage" office:value="0.131783">
            <text:p>13.18%</text:p>
          </table:table-cell>
          <table:table-cell office:value-type="percentage" office:value="0.376">
            <text:p>37.60%</text:p>
          </table:table-cell>
        </table:table-row>
        <table:table-row table:style-name="ro2">
          <table:table-cell office:value-type="percentage" office:value="0.217054">
            <text:p>21.71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46512">
            <text:p>4.65%</text:p>
          </table:table-cell>
          <table:table-cell office:value-type="percentage" office:value="0.235772">
            <text:p>23.58%</text:p>
          </table:table-cell>
          <table:table-cell office:value-type="percentage" office:value="0.162791">
            <text:p>16.28%</text:p>
          </table:table-cell>
          <table:table-cell office:value-type="percentage" office:value="0.300813">
            <text:p>30.08%</text:p>
          </table:table-cell>
        </table:table-row>
        <table:table-row table:style-name="ro2">
          <table:table-cell office:value-type="percentage" office:value="0.186047">
            <text:p>18.6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206612">
            <text:p>20.66%</text:p>
          </table:table-cell>
          <table:table-cell office:value-type="percentage" office:value="0.062016">
            <text:p>6.20%</text:p>
          </table:table-cell>
          <table:table-cell office:value-type="percentage" office:value="0.181818">
            <text:p>18.18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94118">
            <text:p>29.41%</text:p>
          </table:table-cell>
          <table:table-cell office:value-type="percentage" office:value="0.124031">
            <text:p>12.40%</text:p>
          </table:table-cell>
          <table:table-cell office:value-type="percentage" office:value="0.159664">
            <text:p>15.97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13675">
            <text:p>21.37%</text:p>
          </table:table-cell>
          <table:table-cell office:value-type="percentage" office:value="0.170543">
            <text:p>17.05%</text:p>
          </table:table-cell>
          <table:table-cell office:value-type="percentage" office:value="0.290598">
            <text:p>29.06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.191304">
            <text:p>19.13%</text:p>
          </table:table-cell>
          <table:table-cell office:value-type="percentage" office:value="0.046512">
            <text:p>4.65%</text:p>
          </table:table-cell>
          <table:table-cell office:value-type="percentage" office:value="0.165217">
            <text:p>16.52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327434">
            <text:p>32.74%</text:p>
          </table:table-cell>
          <table:table-cell office:value-type="percentage" office:value="0.131783">
            <text:p>13.18%</text:p>
          </table:table-cell>
          <table:table-cell office:value-type="percentage" office:value="0.300885">
            <text:p>30.09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46512">
            <text:p>4.65%</text:p>
          </table:table-cell>
          <table:table-cell office:value-type="percentage" office:value="0.216216">
            <text:p>21.62%</text:p>
          </table:table-cell>
          <table:table-cell office:value-type="percentage" office:value="0.155039">
            <text:p>15.50%</text:p>
          </table:table-cell>
          <table:table-cell office:value-type="percentage" office:value="0.45045">
            <text:p>45.05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84404">
            <text:p>28.44%</text:p>
          </table:table-cell>
          <table:table-cell office:value-type="percentage" office:value="0.093023">
            <text:p>9.30%</text:p>
          </table:table-cell>
          <table:table-cell office:value-type="percentage" office:value="0.146789">
            <text:p>14.68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17757">
            <text:p>17.76%</text:p>
          </table:table-cell>
          <table:table-cell office:value-type="percentage" office:value="0.116279">
            <text:p>11.63%</text:p>
          </table:table-cell>
          <table:table-cell office:value-type="percentage" office:value="0.35514">
            <text:p>35.51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38095">
            <text:p>23.81%</text:p>
          </table:table-cell>
          <table:table-cell office:value-type="percentage" office:value="0.100775">
            <text:p>10.08%</text:p>
          </table:table-cell>
          <table:table-cell office:value-type="percentage" office:value="0.238095">
            <text:p>23.81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23301">
            <text:p>22.33%</text:p>
          </table:table-cell>
          <table:table-cell office:value-type="percentage" office:value="0.077519">
            <text:p>7.75%</text:p>
          </table:table-cell>
          <table:table-cell office:value-type="percentage" office:value="0.029126">
            <text:p>2.91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188119">
            <text:p>18.81%</text:p>
          </table:table-cell>
          <table:table-cell office:value-type="percentage" office:value="0.155039">
            <text:p>15.50%</text:p>
          </table:table-cell>
          <table:table-cell office:value-type="percentage" office:value="0.376238">
            <text:p>37.62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062016">
            <text:p>6.2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353535">
            <text:p>35.35%</text:p>
          </table:table-cell>
          <table:table-cell office:value-type="percentage" office:value="0.155039">
            <text:p>15.50%</text:p>
          </table:table-cell>
          <table:table-cell office:value-type="percentage" office:value="0.242424">
            <text:p>24.24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68041">
            <text:p>26.80%</text:p>
          </table:table-cell>
          <table:table-cell office:value-type="percentage" office:value="0.085271">
            <text:p>8.53%</text:p>
          </table:table-cell>
          <table:table-cell office:value-type="percentage" office:value="0.175258">
            <text:p>17.53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2">
            <text:p>20.00%</text:p>
          </table:table-cell>
          <table:table-cell office:value-type="percentage" office:value="0.077519">
            <text:p>7.75%</text:p>
          </table:table-cell>
          <table:table-cell office:value-type="percentage" office:value="0.305263">
            <text:p>30.53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6559">
            <text:p>23.66%</text:p>
          </table:table-cell>
          <table:table-cell office:value-type="percentage" office:value="0.116279">
            <text:p>11.63%</text:p>
          </table:table-cell>
          <table:table-cell office:value-type="percentage" office:value="0.247312">
            <text:p>24.73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153846">
            <text:p>15.38%</text:p>
          </table:table-cell>
          <table:table-cell office:value-type="percentage" office:value="0.085271">
            <text:p>8.53%</text:p>
          </table:table-cell>
          <table:table-cell office:value-type="percentage" office:value="0.142857">
            <text:p>14.29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426966">
            <text:p>42.70%</text:p>
          </table:table-cell>
          <table:table-cell office:value-type="percentage" office:value="0.093023">
            <text:p>9.30%</text:p>
          </table:table-cell>
          <table:table-cell office:value-type="percentage" office:value="0.191011">
            <text:p>19.1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49425">
            <text:p>14.94%</text:p>
          </table:table-cell>
          <table:table-cell office:value-type="percentage" office:value="0.131783">
            <text:p>13.18%</text:p>
          </table:table-cell>
          <table:table-cell office:value-type="percentage" office:value="0.310345">
            <text:p>31.0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223529">
            <text:p>22.35%</text:p>
          </table:table-cell>
          <table:table-cell office:value-type="percentage" office:value="0.124031">
            <text:p>12.40%</text:p>
          </table:table-cell>
          <table:table-cell office:value-type="percentage" office:value="0.129412">
            <text:p>12.94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89157">
            <text:p>28.92%</text:p>
          </table:table-cell>
          <table:table-cell office:value-type="percentage" office:value="0.124031">
            <text:p>12.40%</text:p>
          </table:table-cell>
          <table:table-cell office:value-type="percentage" office:value="0.313253">
            <text:p>31.33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148148">
            <text:p>14.81%</text:p>
          </table:table-cell>
          <table:table-cell office:value-type="percentage" office:value="0.124031">
            <text:p>12.40%</text:p>
          </table:table-cell>
          <table:table-cell office:value-type="percentage" office:value="0.246914">
            <text:p>24.69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1519">
            <text:p>21.52%</text:p>
          </table:table-cell>
          <table:table-cell office:value-type="percentage" office:value="0.116279">
            <text:p>11.63%</text:p>
          </table:table-cell>
          <table:table-cell office:value-type="percentage" office:value="0.050633">
            <text:p>5.06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2987">
            <text:p>12.99%</text:p>
          </table:table-cell>
          <table:table-cell office:value-type="percentage" office:value="0.085271">
            <text:p>8.53%</text:p>
          </table:table-cell>
          <table:table-cell office:value-type="percentage" office:value="0.25974">
            <text:p>25.97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13333">
            <text:p>21.33%</text:p>
          </table:table-cell>
          <table:table-cell office:value-type="percentage" office:value="0.124031">
            <text:p>12.40%</text:p>
          </table:table-cell>
          <table:table-cell office:value-type="percentage" office:value="0.213333">
            <text:p>21.3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069767">
            <text:p>6.9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50685">
            <text:p>15.07%</text:p>
          </table:table-cell>
          <table:table-cell office:value-type="percentage" office:value="0.116279">
            <text:p>11.63%</text:p>
          </table:table-cell>
          <table:table-cell office:value-type="percentage" office:value="0.09589">
            <text:p>9.59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9437">
            <text:p>23.94%</text:p>
          </table:table-cell>
          <table:table-cell office:value-type="percentage" office:value="0.124031">
            <text:p>12.40%</text:p>
          </table:table-cell>
          <table:table-cell office:value-type="percentage" office:value="0.521127">
            <text:p>52.11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75362">
            <text:p>27.54%</text:p>
          </table:table-cell>
          <table:table-cell/>
          <table:table-cell office:value-type="percentage" office:value="0.289855">
            <text:p>28.9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9104">
            <text:p>17.91%</text:p>
          </table:table-cell>
          <table:table-cell/>
          <table:table-cell office:value-type="percentage" office:value="0.059701">
            <text:p>5.9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23077">
            <text:p>12.31%</text:p>
          </table:table-cell>
          <table:table-cell/>
          <table:table-cell office:value-type="percentage" office:value="0.276923">
            <text:p>27.6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9841">
            <text:p>26.98%</text:p>
          </table:table-cell>
          <table:table-cell/>
          <table:table-cell office:value-type="percentage" office:value="0.238095">
            <text:p>23.8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9508">
            <text:p>22.95%</text:p>
          </table:table-cell>
          <table:table-cell/>
          <table:table-cell office:value-type="percentage" office:value="0.098361">
            <text:p>9.84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339">
            <text:p>20.34%</text:p>
          </table:table-cell>
          <table:table-cell/>
          <table:table-cell office:value-type="percentage" office:value="0.271186">
            <text:p>27.1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10526">
            <text:p>21.05%</text:p>
          </table:table-cell>
          <table:table-cell/>
          <table:table-cell office:value-type="percentage" office:value="0.333333">
            <text:p>3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9091">
            <text:p>30.91%</text:p>
          </table:table-cell>
          <table:table-cell/>
          <table:table-cell office:value-type="percentage" office:value="0.145455">
            <text:p>14.5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5283">
            <text:p>24.53%</text:p>
          </table:table-cell>
          <table:table-cell/>
          <table:table-cell office:value-type="percentage" office:value="0.188679">
            <text:p>18.8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56863">
            <text:p>15.69%</text:p>
          </table:table-cell>
          <table:table-cell/>
          <table:table-cell office:value-type="percentage" office:value="0.294118">
            <text:p>29.4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4898">
            <text:p>24.49%</text:p>
          </table:table-cell>
          <table:table-cell/>
          <table:table-cell office:value-type="percentage" office:value="0.142857">
            <text:p>14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0213">
            <text:p>17.02%</text:p>
          </table:table-cell>
          <table:table-cell/>
          <table:table-cell office:value-type="percentage" office:value="0.191489">
            <text:p>19.1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2222">
            <text:p>22.22%</text:p>
          </table:table-cell>
          <table:table-cell/>
          <table:table-cell office:value-type="percentage" office:value="0.266667">
            <text:p>26.6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6279">
            <text:p>11.63%</text:p>
          </table:table-cell>
          <table:table-cell/>
          <table:table-cell office:value-type="percentage" office:value="0.093023">
            <text:p>9.3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95122">
            <text:p>19.51%</text:p>
          </table:table-cell>
          <table:table-cell/>
          <table:table-cell office:value-type="percentage" office:value="0.439024">
            <text:p>43.9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9487">
            <text:p>17.95%</text:p>
          </table:table-cell>
          <table:table-cell/>
          <table:table-cell office:value-type="percentage" office:value="0.282051">
            <text:p>28.2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16216">
            <text:p>21.62%</text:p>
          </table:table-cell>
          <table:table-cell/>
          <table:table-cell office:value-type="percentage" office:value="0.135135">
            <text:p>13.5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42857">
            <text:p>14.29%</text:p>
          </table:table-cell>
          <table:table-cell/>
          <table:table-cell office:value-type="percentage" office:value="0.228571">
            <text:p>22.86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2424">
            <text:p>24.24%</text:p>
          </table:table-cell>
          <table:table-cell/>
          <table:table-cell office:value-type="percentage" office:value="0.060606">
            <text:p>6.06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4516">
            <text:p>6.45%</text:p>
          </table:table-cell>
          <table:table-cell/>
          <table:table-cell office:value-type="percentage" office:value="0.096774">
            <text:p>9.6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6897">
            <text:p>20.69%</text:p>
          </table:table-cell>
          <table:table-cell/>
          <table:table-cell office:value-type="percentage" office:value="0.344828">
            <text:p>34.4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85185">
            <text:p>18.52%</text:p>
          </table:table-cell>
          <table:table-cell/>
          <table:table-cell office:value-type="percentage" office:value="0.259259">
            <text:p>25.9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">
            <text:p>28.00%</text:p>
          </table:table-cell>
          <table:table-cell/>
          <table:table-cell office:value-type="percentage" office:value="0.12">
            <text:p>12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4348">
            <text:p>30.43%</text:p>
          </table:table-cell>
          <table:table-cell/>
          <table:table-cell office:value-type="percentage" office:value="0.304348">
            <text:p>30.4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38095">
            <text:p>23.81%</text:p>
          </table:table-cell>
          <table:table-cell/>
          <table:table-cell office:value-type="percentage" office:value="0.238095">
            <text:p>23.8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473684">
            <text:p>47.37%</text:p>
          </table:table-cell>
          <table:table-cell/>
          <table:table-cell office:value-type="percentage" office:value="0.105263">
            <text:p>10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7647">
            <text:p>11.76%</text:p>
          </table:table-cell>
          <table:table-cell/>
          <table:table-cell office:value-type="percentage" office:value="0.352941">
            <text:p>35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">
            <text:p>20.00%</text:p>
          </table:table-cell>
          <table:table-cell/>
          <table:table-cell office:value-type="percentage" office:value="0.266667">
            <text:p>26.6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7692">
            <text:p>30.77%</text:p>
          </table:table-cell>
          <table:table-cell/>
          <table:table-cell office:value-type="percentage" office:value="0.076923">
            <text:p>7.6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90909">
            <text:p>9.09%</text:p>
          </table:table-cell>
          <table:table-cell/>
          <table:table-cell office:value-type="percentage" office:value="0.454545">
            <text:p>45.4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33333">
            <text:p>33.33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42857">
            <text:p>14.29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4">
            <text:p>40.00%</text:p>
          </table:table-cell>
          <table:table-cell/>
          <table:table-cell office:value-type="percentage" office:value="0.4">
            <text:p>4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33333">
            <text:p>33.33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</table:table>
      <table:table table:name="HILBERT" table:style-name="ta1" table:print="false"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<text:s/>/ulam.o ulam 128 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<text:s/>ength = 12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<text:s/>th = 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0°</text:p>
          </table:table-cell>
          <table:table-cell table:style-name="ce1" office:value-type="string">
            <text:p>45°</text:p>
          </table:table-cell>
          <table:table-cell table:style-name="ce1" office:value-type="string">
            <text:p>90°</text:p>
          </table:table-cell>
          <table:table-cell table:style-name="ce1" office:value-type="string">
            <text:p>135°</text:p>
          </table:table-cell>
        </table:table-row>
        <table:table-row table:style-name="ro1">
          <table:table-cell table:style-name="ce1">
            <draw:frame table:end-cell-address="HILBERT.H23" table:end-x="0.1512in" table:end-y="0.0031in" draw:z-index="0" draw:style-name="gr1" svg:width="6in" svg:height="2.9874in" svg:x="0.374in" svg:y="0.0268in">
              <draw:object draw:notify-on-update-of-ranges="HILBERT.A5:HILBERT.A5 HILBERT.A6:HILBERT.A260 HILBERT.B5:HILBERT.B5 HILBERT.B6:HILBERT.B260 HILBERT.C5:HILBERT.C5 HILBERT.C6:HILBERT.C260 HILBERT.D5:HILBERT.D5 HILBERT.D6:HILBERT.D2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office:value-type="string">
            <text:p><text:s/>nan </text:p>
          </table:table-cell>
          <table:table-cell table:style-name="ce1"/>
          <table:table-cell table:style-name="ce1" office:value-type="string">
            <text:p><text:s/>nan 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333333">
            <text:p>3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">
            <text:p>30.00%</text:p>
          </table:table-cell>
        </table:table-row>
        <table:table-row table:style-name="ro1">
          <table:table-cell table:style-name="ce1"/>
          <table:table-cell table:style-name="ce1" office:value-type="percentage" office:value="0.363636">
            <text:p>36.3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083333">
            <text:p>8.33%</text:p>
          </table:table-cell>
        </table:table-row>
        <table:table-row table:style-name="ro1">
          <table:table-cell table:style-name="ce1"/>
          <table:table-cell table:style-name="ce1" office:value-type="percentage" office:value="0.307692">
            <text:p>30.7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2857">
            <text:p>14.29%</text:p>
          </table:table-cell>
        </table:table-row>
        <table:table-row table:style-name="ro1">
          <table:table-cell table:style-name="ce1"/>
          <table:table-cell table:style-name="ce1" office:value-type="percentage" office:value="0.066667">
            <text:p>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25">
            <text:p>12.50%</text:p>
          </table:table-cell>
        </table:table-row>
        <table:table-row table:style-name="ro1">
          <table:table-cell table:style-name="ce1"/>
          <table:table-cell table:style-name="ce1" office:value-type="percentage" office:value="0.235294">
            <text:p>23.5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157895">
            <text:p>15.7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90476">
            <text:p>19.0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7273">
            <text:p>22.73%</text:p>
          </table:table-cell>
        </table:table-row>
        <table:table-row table:style-name="ro1">
          <table:table-cell table:style-name="ce1"/>
          <table:table-cell table:style-name="ce1" office:value-type="percentage" office:value="0.26087">
            <text:p>26.0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6">
            <text:p>16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69231">
            <text:p>26.92%</text:p>
          </table:table-cell>
        </table:table-row>
        <table:table-row table:style-name="ro1">
          <table:table-cell table:style-name="ce1"/>
          <table:table-cell table:style-name="ce1" office:value-type="percentage" office:value="0.222222">
            <text:p>22.2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8571">
            <text:p>17.86%</text:p>
          </table:table-cell>
        </table:table-row>
        <table:table-row table:style-name="ro1">
          <table:table-cell table:style-name="ce1"/>
          <table:table-cell table:style-name="ce1" office:value-type="percentage" office:value="0.206897">
            <text:p>20.6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/>
          <table:table-cell table:style-name="ce1" office:value-type="percentage" office:value="0.225806">
            <text:p>22.5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21212">
            <text:p>12.1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/>
          <table:table-cell table:style-name="ce1" office:value-type="percentage" office:value="0.171429">
            <text:p>17.1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11111">
            <text:p>11.11%</text:p>
          </table:table-cell>
        </table:table-row>
        <table:table-row table:style-name="ro1">
          <table:table-cell table:style-name="ce1"/>
          <table:table-cell table:style-name="ce1" office:value-type="percentage" office:value="0.216216">
            <text:p>21.6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10526">
            <text:p>21.05%</text:p>
          </table:table-cell>
        </table:table-row>
        <table:table-row table:style-name="ro1">
          <table:table-cell table:style-name="ce1"/>
          <table:table-cell table:style-name="ce1" office:value-type="percentage" office:value="0.153846">
            <text:p>15.3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5">
            <text:p>27.50%</text:p>
          </table:table-cell>
        </table:table-row>
        <table:table-row table:style-name="ro1">
          <table:table-cell table:style-name="ce1"/>
          <table:table-cell table:style-name="ce1" office:value-type="percentage" office:value="0.219512">
            <text:p>21.9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2857">
            <text:p>14.29%</text:p>
          </table:table-cell>
        </table:table-row>
        <table:table-row table:style-name="ro1">
          <table:table-cell table:style-name="ce1"/>
          <table:table-cell table:style-name="ce1" office:value-type="percentage" office:value="0.232558">
            <text:p>23.2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2727">
            <text:p>27.27%</text:p>
          </table:table-cell>
        </table:table-row>
        <table:table-row table:style-name="ro1">
          <table:table-cell table:style-name="ce1"/>
          <table:table-cell table:style-name="ce1" office:value-type="percentage" office:value="0.266667">
            <text:p>2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6087">
            <text:p>26.09%</text:p>
          </table:table-cell>
        </table:table-row>
        <table:table-row table:style-name="ro1">
          <table:table-cell table:style-name="ce1"/>
          <table:table-cell table:style-name="ce1" office:value-type="percentage" office:value="0.297872">
            <text:p>29.7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22449">
            <text:p>22.4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4">
            <text:p>24.00%</text:p>
          </table:table-cell>
        </table:table-row>
        <table:table-row table:style-name="ro1">
          <table:table-cell table:style-name="ce1"/>
          <table:table-cell table:style-name="ce1" office:value-type="percentage" office:value="0.137255">
            <text:p>13.7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07692">
            <text:p>30.77%</text:p>
          </table:table-cell>
        </table:table-row>
        <table:table-row table:style-name="ro1">
          <table:table-cell table:style-name="ce1"/>
          <table:table-cell table:style-name="ce1" office:value-type="percentage" office:value="0.188679">
            <text:p>18.8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85185">
            <text:p>18.52%</text:p>
          </table:table-cell>
        </table:table-row>
        <table:table-row table:style-name="ro1">
          <table:table-cell table:style-name="ce1"/>
          <table:table-cell table:style-name="ce1" office:value-type="percentage" office:value="0.218182">
            <text:p>21.8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0714">
            <text:p>16.07%</text:p>
          </table:table-cell>
        </table:table-row>
        <table:table-row table:style-name="ro1">
          <table:table-cell table:style-name="ce1"/>
          <table:table-cell table:style-name="ce1" office:value-type="percentage" office:value="0.22807">
            <text:p>22.8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8621">
            <text:p>25.86%</text:p>
          </table:table-cell>
        </table:table-row>
        <table:table-row table:style-name="ro1">
          <table:table-cell table:style-name="ce1"/>
          <table:table-cell table:style-name="ce1" office:value-type="percentage" office:value="0.135593">
            <text:p>13.5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 office:value-type="percentage" office:value="0.160705">
            <text:p>16.07%</text:p>
          </table:table-cell>
          <table:table-cell table:style-name="ce1" office:value-type="percentage" office:value="0.213115">
            <text:p>21.31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90323">
            <text:p>29.03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190476">
            <text:p>19.05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79688">
            <text:p>17.97%</text:p>
          </table:table-cell>
          <table:table-cell table:style-name="ce1" office:value-type="percentage" office:value="0.1875">
            <text:p>18.75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.230769">
            <text:p>23.08%</text:p>
          </table:table-cell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625">
            <text:p>6.25%</text:p>
          </table:table-cell>
          <table:table-cell table:style-name="ce1" office:value-type="percentage" office:value="0.151515">
            <text:p>15.15%</text:p>
          </table:table-cell>
        </table:table-row>
        <table:table-row table:style-name="ro1">
          <table:table-cell table:style-name="ce1" office:value-type="percentage" office:value="0.238609">
            <text:p>23.86%</text:p>
          </table:table-cell>
          <table:table-cell table:style-name="ce1" office:value-type="percentage" office:value="0.19403">
            <text:p>19.4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875">
            <text:p>18.75%</text:p>
          </table:table-cell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6087">
            <text:p>26.09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string">
            <text:p><text:s/>nan 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83099">
            <text:p>18.31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180556">
            <text:p>18.06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.273973">
            <text:p>27.4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79688">
            <text:p>17.97%</text:p>
          </table:table-cell>
          <table:table-cell table:style-name="ce1" office:value-type="percentage" office:value="0.202703">
            <text:p>20.2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4">
            <text:p>24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.223684">
            <text:p>22.3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81818">
            <text:p>18.18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192308">
            <text:p>19.23%</text:p>
          </table:table-cell>
        </table:table-row>
        <table:table-row table:style-name="ro1">
          <table:table-cell table:style-name="ce1" office:value-type="percentage" office:value="0.230619">
            <text:p>23.06%</text:p>
          </table:table-cell>
          <table:table-cell table:style-name="ce1" office:value-type="percentage" office:value="0.189873">
            <text:p>18.99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.3375">
            <text:p>33.7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71605">
            <text:p>27.16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43902">
            <text:p>24.39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.289157">
            <text:p>28.92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54762">
            <text:p>15.48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11765">
            <text:p>21.18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97674">
            <text:p>19.77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275862">
            <text:p>27.59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84091">
            <text:p>28.41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191011">
            <text:p>19.1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177778">
            <text:p>17.78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197802">
            <text:p>19.78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206522">
            <text:p>20.6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58065">
            <text:p>25.81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44681">
            <text:p>24.47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.178947">
            <text:p>17.89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21875">
            <text:p>21.88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47423">
            <text:p>24.74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306122">
            <text:p>30.61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0202">
            <text:p>20.2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7">
            <text:p>27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9802">
            <text:p>19.8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15686">
            <text:p>21.57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13592">
            <text:p>21.36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214972">
            <text:p>21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11538">
            <text:p>21.15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90476">
            <text:p>19.05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16981">
            <text:p>21.7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.205607">
            <text:p>20.56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92661">
            <text:p>19.27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236364">
            <text:p>23.64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71171">
            <text:p>17.12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96429">
            <text:p>19.64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65487">
            <text:p>26.55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2807">
            <text:p>22.81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17391">
            <text:p>21.74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.267241">
            <text:p>26.72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5641">
            <text:p>25.64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79661">
            <text:p>27.97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.252101">
            <text:p>25.21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83333">
            <text:p>28.33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2314">
            <text:p>22.31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311475">
            <text:p>31.15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27642">
            <text:p>22.76%</text:p>
          </table:table-cell>
          <table:table-cell table:style-name="ce1" office:value-type="percentage" office:value="0.054688">
            <text:p>5.47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.209677">
            <text:p>20.97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84">
            <text:p>18.4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44094">
            <text:p>24.41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3125">
            <text:p>31.25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88976">
            <text:p>18.90%</text:p>
          </table:table-cell>
          <table:table-cell table:style-name="ce1" office:value-type="percentage" office:value="0.046875">
            <text:p>4.69%</text:p>
          </table:table-cell>
          <table:table-cell table:style-name="ce1" office:value-type="percentage" office:value="0.007874">
            <text:p>0.79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46032">
            <text:p>24.6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.184">
            <text:p>18.4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33871">
            <text:p>23.39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95122">
            <text:p>19.51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13115">
            <text:p>21.31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80992">
            <text:p>28.1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33333">
            <text:p>23.33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77311">
            <text:p>27.73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.279661">
            <text:p>27.9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162393">
            <text:p>16.24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52174">
            <text:p>25.22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19298">
            <text:p>21.93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238938">
            <text:p>23.89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32143">
            <text:p>23.21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71171">
            <text:p>17.12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.254545">
            <text:p>25.4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47706">
            <text:p>24.77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03704">
            <text:p>20.3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61682">
            <text:p>26.17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320755">
            <text:p>32.08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61905">
            <text:p>16.19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9615">
            <text:p>25.96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84466">
            <text:p>18.45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17822">
            <text:p>21.78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.23">
            <text:p>23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72727">
            <text:p>27.27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85567">
            <text:p>18.56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29167">
            <text:p>22.92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52632">
            <text:p>25.26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234043">
            <text:p>23.4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25806">
            <text:p>22.58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3913">
            <text:p>23.91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351648">
            <text:p>35.16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5556">
            <text:p>25.56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35955">
            <text:p>23.6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170455">
            <text:p>17.05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95402">
            <text:p>19.54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09302">
            <text:p>20.93%</text:p>
          </table:table-cell>
        </table:table-row>
        <table:table-row table:style-name="ro1">
          <table:table-cell table:style-name="ce1" office:value-type="percentage" office:value="0.039062">
            <text:p>3.91%</text:p>
          </table:table-cell>
          <table:table-cell table:style-name="ce1" office:value-type="percentage" office:value="0.211765">
            <text:p>21.18%</text:p>
          </table:table-cell>
          <table:table-cell table:style-name="ce1" office:value-type="percentage" office:value="0.0625">
            <text:p>6.25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2619">
            <text:p>22.62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40964">
            <text:p>24.1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170732">
            <text:p>17.07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22222">
            <text:p>22.22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625">
            <text:p>6.25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25">
            <text:p>22.5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53165">
            <text:p>25.32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307692">
            <text:p>30.7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324675">
            <text:p>32.47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89474">
            <text:p>28.95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">
            <text:p>2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162162">
            <text:p>16.22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315068">
            <text:p>31.51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36111">
            <text:p>23.61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39437">
            <text:p>23.94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.173913">
            <text:p>17.39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.235294">
            <text:p>23.53%</text:p>
          </table:table-cell>
        </table:table-row>
        <table:table-row table:style-name="ro1">
          <table:table-cell table:style-name="ce1"/>
          <table:table-cell table:style-name="ce1" office:value-type="percentage" office:value="0.283582">
            <text:p>28.3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48485">
            <text:p>34.85%</text:p>
          </table:table-cell>
        </table:table-row>
        <table:table-row table:style-name="ro1">
          <table:table-cell table:style-name="ce1"/>
          <table:table-cell table:style-name="ce1" office:value-type="percentage" office:value="0.276923">
            <text:p>27.6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875">
            <text:p>18.75%</text:p>
          </table:table-cell>
        </table:table-row>
        <table:table-row table:style-name="ro1">
          <table:table-cell table:style-name="ce1"/>
          <table:table-cell table:style-name="ce1" office:value-type="percentage" office:value="0.222222">
            <text:p>22.2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22581">
            <text:p>32.26%</text:p>
          </table:table-cell>
        </table:table-row>
        <table:table-row table:style-name="ro1">
          <table:table-cell table:style-name="ce1"/>
          <table:table-cell table:style-name="ce1" office:value-type="percentage" office:value="0.245902">
            <text:p>24.5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83333">
            <text:p>28.33%</text:p>
          </table:table-cell>
        </table:table-row>
        <table:table-row table:style-name="ro1">
          <table:table-cell table:style-name="ce1"/>
          <table:table-cell table:style-name="ce1" office:value-type="percentage" office:value="0.355932">
            <text:p>35.5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41379">
            <text:p>24.14%</text:p>
          </table:table-cell>
        </table:table-row>
        <table:table-row table:style-name="ro1">
          <table:table-cell table:style-name="ce1"/>
          <table:table-cell table:style-name="ce1" office:value-type="percentage" office:value="0.175439">
            <text:p>17.5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2143">
            <text:p>23.21%</text:p>
          </table:table-cell>
        </table:table-row>
        <table:table-row table:style-name="ro1">
          <table:table-cell table:style-name="ce1"/>
          <table:table-cell table:style-name="ce1" office:value-type="percentage" office:value="0.309091">
            <text:p>30.9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8148">
            <text:p>14.81%</text:p>
          </table:table-cell>
        </table:table-row>
        <table:table-row table:style-name="ro1">
          <table:table-cell table:style-name="ce1"/>
          <table:table-cell table:style-name="ce1" office:value-type="percentage" office:value="0.264151">
            <text:p>26.4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92308">
            <text:p>19.23%</text:p>
          </table:table-cell>
        </table:table-row>
        <table:table-row table:style-name="ro1">
          <table:table-cell table:style-name="ce1"/>
          <table:table-cell table:style-name="ce1" office:value-type="percentage" office:value="0.176471">
            <text:p>17.6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">
            <text:p>22.00%</text:p>
          </table:table-cell>
        </table:table-row>
        <table:table-row table:style-name="ro1">
          <table:table-cell table:style-name="ce1"/>
          <table:table-cell table:style-name="ce1" office:value-type="percentage" office:value="0.244898">
            <text:p>24.4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340426">
            <text:p>34.0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3913">
            <text:p>17.39%</text:p>
          </table:table-cell>
        </table:table-row>
        <table:table-row table:style-name="ro1">
          <table:table-cell table:style-name="ce1"/>
          <table:table-cell table:style-name="ce1" office:value-type="percentage" office:value="0.244444">
            <text:p>24.4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95455">
            <text:p>29.55%</text:p>
          </table:table-cell>
        </table:table-row>
        <table:table-row table:style-name="ro1">
          <table:table-cell table:style-name="ce1"/>
          <table:table-cell table:style-name="ce1" office:value-type="percentage" office:value="0.325581">
            <text:p>32.5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90476">
            <text:p>19.05%</text:p>
          </table:table-cell>
        </table:table-row>
        <table:table-row table:style-name="ro1">
          <table:table-cell table:style-name="ce1"/>
          <table:table-cell table:style-name="ce1" office:value-type="percentage" office:value="0.341463">
            <text:p>34.1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5">
            <text:p>22.50%</text:p>
          </table:table-cell>
        </table:table-row>
        <table:table-row table:style-name="ro1">
          <table:table-cell table:style-name="ce1"/>
          <table:table-cell table:style-name="ce1" office:value-type="percentage" office:value="0.153846">
            <text:p>15.3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6842">
            <text:p>23.68%</text:p>
          </table:table-cell>
        </table:table-row>
        <table:table-row table:style-name="ro1">
          <table:table-cell table:style-name="ce1"/>
          <table:table-cell table:style-name="ce1" office:value-type="percentage" office:value="0.297297">
            <text:p>29.7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88889">
            <text:p>38.89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5294">
            <text:p>23.53%</text:p>
          </table:table-cell>
        </table:table-row>
        <table:table-row table:style-name="ro1">
          <table:table-cell table:style-name="ce1"/>
          <table:table-cell table:style-name="ce1" office:value-type="percentage" office:value="0.424242">
            <text:p>42.4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25">
            <text:p>12.50%</text:p>
          </table:table-cell>
        </table:table-row>
        <table:table-row table:style-name="ro1">
          <table:table-cell table:style-name="ce1"/>
          <table:table-cell table:style-name="ce1" office:value-type="percentage" office:value="0.225806">
            <text:p>22.5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33333">
            <text:p>13.33%</text:p>
          </table:table-cell>
        </table:table-row>
        <table:table-row table:style-name="ro1">
          <table:table-cell table:style-name="ce1"/>
          <table:table-cell table:style-name="ce1" office:value-type="percentage" office:value="0.344828">
            <text:p>34.4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8571">
            <text:p>17.86%</text:p>
          </table:table-cell>
        </table:table-row>
        <table:table-row table:style-name="ro1">
          <table:table-cell table:style-name="ce1"/>
          <table:table-cell table:style-name="ce1" office:value-type="percentage" office:value="0.185185">
            <text:p>18.5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84615">
            <text:p>38.46%</text:p>
          </table:table-cell>
        </table:table-row>
        <table:table-row table:style-name="ro1">
          <table:table-cell table:style-name="ce1"/>
          <table:table-cell table:style-name="ce1" office:value-type="percentage" office:value="0.4">
            <text:p>4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478261">
            <text:p>47.8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36364">
            <text:p>13.64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">
            <text:p>10.00%</text:p>
          </table:table-cell>
        </table:table-row>
        <table:table-row table:style-name="ro1">
          <table:table-cell table:style-name="ce1"/>
          <table:table-cell table:style-name="ce1" office:value-type="percentage" office:value="0.421053">
            <text:p>42.1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7778">
            <text:p>27.78%</text:p>
          </table:table-cell>
        </table:table-row>
        <table:table-row table:style-name="ro1">
          <table:table-cell table:style-name="ce1"/>
          <table:table-cell table:style-name="ce1" office:value-type="percentage" office:value="0.352941">
            <text:p>35.2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33333">
            <text:p>1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57143">
            <text:p>35.71%</text:p>
          </table:table-cell>
        </table:table-row>
        <table:table-row table:style-name="ro1">
          <table:table-cell table:style-name="ce1"/>
          <table:table-cell table:style-name="ce1" office:value-type="percentage" office:value="0.538462">
            <text:p>53.8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454545">
            <text:p>45.4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/>
          <table:table-cell table:style-name="ce1" office:value-type="percentage" office:value="0.333333">
            <text:p>3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.571429">
            <text:p>57.1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.8">
            <text:p>8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666667">
            <text:p>6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5">
            <text:p>5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3"/>
          <table:table-cell/>
        </table:table-row>
        <table:table-row table:style-name="ro1" table:number-rows-repeated="128">
          <table:table-cell table:number-columns-repeated="2"/>
          <table:table-cell table:style-name="ce3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27"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 table:number-rows-repeated="124">
          <table:table-cell table:number-columns-repeated="4"/>
        </table:table-row>
        <table:table-row table:style-name="ro1" table:number-rows-repeated="129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ULAM TIME SERIAL" table:style-name="ta1" table:print="false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runti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04">
            <text:p>22.0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198401">
            <text:p>41984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3"/>
          <table:table-cell office:value-type="string">
            <text:p>time</text:p>
          </table:table-cell>
          <table:table-cell office:value-type="string">
            <text:p>total call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13">
            <text:p>16.13</text:p>
          </table:table-cell>
          <table:table-cell office:value-type="float" office:value="0.35">
            <text:p>0.35</text:p>
          </table:table-cell>
          <table:table-cell office:value-type="float" office:value="0.15">
            <text:p>0.15</text:p>
          </table:table-cell>
          <table:table-cell office:value-type="float" office:value="2049">
            <text:p>2049</text:p>
          </table:table-cell>
          <table:table-cell office:value-type="float" office:value="0.07">
            <text:p>0.07</text:p>
          </table:table-cell>
          <table:table-cell office:value-type="float" office:value="0.17">
            <text:p>0.17</text:p>
          </table:table-cell>
          <table:table-cell office:value-type="string">
            <text:p>bmp_get_row_data_for_4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0.93">
            <text:p>0.93</text:p>
          </table:table-cell>
          <table:table-cell table:formula="of:=[.E18]" office:value-type="float" office:value="17095971">
            <text:p>17095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05">
            <text:p>15.05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prob45deg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0.19">
            <text:p>0.19</text:p>
          </table:table-cell>
          <table:table-cell table:formula="of:=[.E35]" office:value-type="float" office:value="4287756">
            <text:p>4287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9">
            <text:p>12.9</text:p>
          </table:table-cell>
          <table:table-cell office:value-type="float" office:value="0.61">
            <text:p>0.6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prob135deg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0.05">
            <text:p>0.05</text:p>
          </table:table-cell>
          <table:table-cell table:formula="of:=[.E48]" office:value-type="float" office:value="1077297">
            <text:p>1077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75">
            <text:p>10.75</text:p>
          </table:table-cell>
          <table:table-cell office:value-type="float" office:value="0.71">
            <text:p>0.7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prob0deg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0.03">
            <text:p>0.03</text:p>
          </table:table-cell>
          <table:table-cell table:formula="of:=[.E59]" office:value-type="float" office:value="288657">
            <text:p>288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8">
            <text:p>9.68</text:p>
          </table:table-cell>
          <table:table-cell office:value-type="float" office:value="0.81">
            <text:p>0.81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bmp_malloc_pixels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E68]" office:value-type="float" office:value="68876">
            <text:p>68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5">
            <text:p>6.45</text:p>
          </table:table-cell>
          <table:table-cell office:value-type="float" office:value="0.86">
            <text:p>0.8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prob9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38">
            <text:p>5.38</text:p>
          </table:table-cell>
          <table:table-cell office:value-type="float" office:value="0.92">
            <text:p>0.92</text:p>
          </table:table-cell>
          <table:table-cell office:value-type="float" office:value="0.05">
            <text:p>0.05</text:p>
          </table:table-cell>
          <table:table-cell office:value-type="float" office:value="4494613">
            <text:p>44946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8">
            <text:p>1.08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.3">
            <text:p>13.3</text:p>
          </table:table-cell>
          <table:table-cell office:value-type="string">
            <text:p>spiral</text:p>
          </table:table-cell>
          <table:table-cell table:number-columns-repeated="3"/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265">
            <text:p>26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float" office:value="0.54">
            <text:p>0.54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mp_write_palette</text:p>
          </table:table-cell>
          <table:table-cell table:number-columns-repeated="2"/>
          <table:table-cell office:value-type="string">
            <text:p>total time</text:p>
          </table:table-cell>
          <table:table-cell office:value-type="float" office:value="0.93">
            <text:p>0.93</text:p>
          </table:table-cell>
          <table:table-cell office:value-type="float" office:value="0.19">
            <text:p>0.19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4200450">
            <text:p>42004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2"/>
          <table:table-cell office:value-type="string">
            <text:p>total calls</text:p>
          </table:table-cell>
          <table:table-cell table:formula="of:=[.E18]/1000" office:value-type="float" office:value="17095.971">
            <text:p>17095.971</text:p>
          </table:table-cell>
          <table:table-cell table:style-name="ce4" table:formula="of:=[.E35]/1000" office:value-type="float" office:value="4287.756">
            <text:p>4287.756</text:p>
          </table:table-cell>
          <table:table-cell table:formula="of:=[.E48]/1000" office:value-type="float" office:value="1077.297">
            <text:p>1077.297</text:p>
          </table:table-cell>
          <table:table-cell table:formula="of:=[.E59]/1000" office:value-type="float" office:value="288.657">
            <text:p>288.657</text:p>
          </table:table-cell>
          <table:table-cell table:formula="of:=[.E68]/1000" office:value-type="float" office:value="68.876">
            <text:p>68.87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4198401">
            <text:p>41984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2"/>
          <table:table-cell>
            <draw:frame table:end-cell-address="'ULAM TIME SERIAL'.Q33" table:end-x="0.7094in" table:end-y="0.1409in" draw:z-index="0" draw:style-name="gr1" svg:width="6in" svg:height="2.976in" svg:x="0.0437in" svg:y="0.1756in">
              <draw:object draw:notify-on-update-of-ranges="'ULAM TIME SERIAL'.L13:'ULAM TIME SERIAL'.P13 'ULAM TIME SERIAL'.K14:'ULAM TIME SERIAL'.K14 'ULAM TIME SERIAL'.L14:'ULAM TIME SERIAL'.P14 'ULAM TIME SERIAL'.L13:'ULAM TIME SERIAL'.P13 'ULAM TIME SERIAL'.K15:'ULAM TIME SERIAL'.K15 'ULAM TIME SERIAL'.L15:'ULAM TIME SERIAL'.P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5:.E17])" office:value-type="float" office:value="17095971">
            <text:p>17095971</text:p>
          </table:table-cell>
          <table:table-cell table:number-columns-repeated="11"/>
        </table:table-row>
        <table:table-row table:style-name="ro1">
          <table:table-cell office:value-type="float" office:value="1024">
            <text:p>10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05">
            <text:p>21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1050625">
            <text:p>10506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79">
            <text:p>15.79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79">
            <text:p>15.79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53">
            <text:p>10.5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mp_malloc_pixel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53">
            <text:p>10.5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prob13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132799">
            <text:p>11327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025">
            <text:p>102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9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.73">
            <text:p>10.73</text:p>
          </table:table-cell>
          <table:table-cell office:value-type="string">
            <text:p>spir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51650">
            <text:p>1051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50625">
            <text:p>10506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2:.E34])" office:value-type="float" office:value="4287756">
            <text:p>4287756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63169">
            <text:p>263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13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86248">
            <text:p>2862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63682">
            <text:p>2636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63169">
            <text:p>263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39:.E47])" office:value-type="float" office:value="1077297">
            <text:p>1077297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77185">
            <text:p>771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70225">
            <text:p>702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70490">
            <text:p>704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70225">
            <text:p>702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52:.E58])" office:value-type="float" office:value="288657">
            <text:p>288657</text:p>
          </table:table-cell>
          <table:table-cell table:number-columns-repeated="1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T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8565">
            <text:p>185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770">
            <text:p>167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641">
            <text:p>166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641">
            <text:p>166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62:.E67])" office:value-type="float" office:value="68876">
            <text:p>68876</text:p>
          </table:table-cell>
          <table:table-cell table:number-columns-repeated="11"/>
        </table:table-row>
      </table:table>
      <table:table table:name="HILBERT TIME SERIAL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>
            <draw:frame table:end-cell-address="'HILBERT TIME SERIAL'.H19" table:end-x="0.1079in" table:end-y="0.022in" draw:z-index="0" draw:style-name="gr1" svg:width="6in" svg:height="2.9764in" svg:x="0.3307in" svg:y="0.0567in">
              <draw:object draw:notify-on-update-of-ranges="'HILBERT TIME SERIAL'.K4:'HILBERT TIME SERIAL'.O4 'HILBERT TIME SERIAL'.J5:'HILBERT TIME SERIAL'.J5 'HILBERT TIME SERIAL'.K5:'HILBERT TIME SERIAL'.O5 'HILBERT TIME SERIAL'.K4:'HILBERT TIME SERIAL'.O4 'HILBERT TIME SERIAL'.J6:'HILBERT TIME SERIAL'.J6 'HILBERT TIME SERIAL'.K6:'HILBERT TIME SERIAL'.O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Ts/call</text:p>
          </table:table-cell>
          <table:table-cell office:value-type="string">
            <text:p>name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8284">
            <text:p>18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/>
          <table:table-cell office:value-type="string">
            <text:p>total time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512">
            <text:p>165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/>
          <table:table-cell office:value-type="string">
            <text:p>total calls</text:p>
          </table:table-cell>
          <table:table-cell table:formula="of:=[.E11]/1000" office:value-type="float" office:value="67.82">
            <text:p>67.82</text:p>
          </table:table-cell>
          <table:table-cell table:formula="of:=[.E21]/1000" office:value-type="float" office:value="269.464">
            <text:p>269.464</text:p>
          </table:table-cell>
          <table:table-cell table:formula="of:=[.E33]/1000" office:value-type="float" office:value="1073.114">
            <text:p>1073.114</text:p>
          </table:table-cell>
          <table:table-cell table:formula="of:=[.E48]/1000" office:value-type="float" office:value="4279.407">
            <text:p>4279.407</text:p>
          </table:table-cell>
          <table:table-cell table:formula="of:=[.E64]/1000" office:value-type="float" office:value="17079.313">
            <text:p>17079.313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383">
            <text:p>163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5:.E10])" office:value-type="float" office:value="67820">
            <text:p>67820</text:p>
          </table:table-cell>
          <table:table-cell table:number-columns-repeated="1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72078">
            <text:p>720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792">
            <text:p>657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535">
            <text:p>655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14:.E20])" office:value-type="float" office:value="269464">
            <text:p>269464</text:p>
          </table:table-cell>
          <table:table-cell table:number-columns-repeated="1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85144">
            <text:p>285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62656">
            <text:p>2626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62143">
            <text:p>262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24:.E32])" office:value-type="float" office:value="1073114">
            <text:p>1073114</text:p>
          </table:table-cell>
          <table:table-cell table:number-columns-repeated="1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1130601">
            <text:p>11306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mp_malloc_pixel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.9">
            <text:p>12.9</text:p>
          </table:table-cell>
          <table:table-cell office:value-type="string">
            <text:p>hilbe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9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49600">
            <text:p>10496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48575">
            <text:p>10485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36:.E47])" office:value-type="float" office:value="4279407">
            <text:p>4279407</text:p>
          </table:table-cell>
          <table:table-cell table:number-columns-repeated="10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9">
            <text:p>18.6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194304">
            <text:p>41943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62">
            <text:p>12.62</text:p>
          </table:table-cell>
          <table:table-cell office:value-type="float" office:value="0.34">
            <text:p>0.34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8.3">
            <text:p>138.3</text:p>
          </table:table-cell>
          <table:table-cell office:value-type="string">
            <text:p>hilbe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15">
            <text:p>12.15</text:p>
          </table:table-cell>
          <table:table-cell office:value-type="float" office:value="0.47">
            <text:p>0.47</text:p>
          </table:table-cell>
          <table:table-cell office:value-type="float" office:value="0.13">
            <text:p>0.13</text:p>
          </table:table-cell>
          <table:table-cell office:value-type="float" office:value="2048">
            <text:p>2048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1">
            <text:p>11.21</text:p>
          </table:table-cell>
          <table:table-cell office:value-type="float" office:value="0.58">
            <text:p>0.58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bmp_malloc_pixel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1">
            <text:p>11.21</text:p>
          </table:table-cell>
          <table:table-cell office:value-type="float" office:value="0.7">
            <text:p>0.7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75">
            <text:p>10.75</text:p>
          </table:table-cell>
          <table:table-cell office:value-type="float" office:value="0.82">
            <text:p>0.8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prob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35">
            <text:p>9.35</text:p>
          </table:table-cell>
          <table:table-cell office:value-type="float" office:value="0.92">
            <text:p>0.9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1">
            <text:p>5.61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prob9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67">
            <text:p>4.67</text:p>
          </table:table-cell>
          <table:table-cell office:value-type="float" office:value="1.03">
            <text:p>1.03</text:p>
          </table:table-cell>
          <table:table-cell office:value-type="float" office:value="0.05">
            <text:p>0.05</text:p>
          </table:table-cell>
          <table:table-cell office:value-type="float" office:value="4490251">
            <text:p>44902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7">
            <text:p>1.87</text:p>
          </table:table-cell>
          <table:table-cell office:value-type="float" office:value="1.05">
            <text:p>1.05</text:p>
          </table:table-cell>
          <table:table-cell office:value-type="float" office:value="0.02">
            <text:p>0.02</text:p>
          </table:table-cell>
          <table:table-cell office:value-type="float" office:value="4196352">
            <text:p>41963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7">
            <text:p>1.87</text:p>
          </table:table-cell>
          <table:table-cell office:value-type="float" office:value="1.07">
            <text:p>1.07</text:p>
          </table:table-cell>
          <table:table-cell office:value-type="float" office:value="0.02">
            <text:p>0.02</text:p>
          </table:table-cell>
          <table:table-cell office:value-type="string">
            <text:p>mai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4194303">
            <text:p>41943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51:.E63])" office:value-type="float" office:value="17079313">
            <text:p>17079313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3" number:min-integer-digits="0" number:grouping="true"/>
    </number:number-style>
    <number:number-style style:name="N123">
      <number:number number:decimal-places="4" number:min-integer-digits="0" number:grouping="true"/>
    </number:number-style>
    <number:number-style style:name="N124">
      <number:number number:decimal-places="5" number:min-integer-digits="0" number:grouping="true"/>
    </number:number-style>
    <number:number-style style:name="N125">
      <number:number number:decimal-places="6" number:min-integer-digits="0" number:grouping="true"/>
    </number:number-style>
    <number:number-style style:name="N126">
      <number:number number:decimal-places="6" number:min-integer-digits="1" number:grouping="true"/>
    </number:number-style>
    <number:number-style style:name="N127">
      <number:number number:decimal-places="0" number:min-integer-digits="0" number:grouping="true"/>
    </number:number-style>
    <number:number-style style:name="N128">
      <number:number number:decimal-places="0" number:min-integer-digits="0" number:display-factor="100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20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ignon </meta:initial-creator>
    <meta:creation-date>2010-08-03T12:16:33</meta:creation-date>
    <dc:date>2010-08-04T20:50:28</dc:date>
    <dc:creator>Quignon </dc:creator>
    <meta:editing-duration>PT02H58M00S</meta:editing-duration>
    <meta:editing-cycles>12</meta:editing-cycles>
    <meta:generator>OpenOffice.org/3.2$Linux OpenOffice.org_project/320m12$Build-9483</meta:generator>
    <meta:document-statistic meta:table-count="4" meta:cell-count="23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000000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8cm" svg:stroke-color="#c0c0c0" draw:fill-color="#c0c0c0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/>
      <style:graphic-properties draw:stroke="none" svg:stroke-width="0.088cm" svg:stroke-color="#c0c0c0" draw:fill-color="#c0c0c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7.621cm" xlink:href=".." chart:class="chart:line" chart:style-name="ch1">
        <chart:legend chart:legend-position="end" svg:x="13.705cm" svg:y="2.966cm" chart:style-name="ch2"/>
        <chart:plot-area chart:style-name="ch3" table:cell-range-address="SPIRAL.A6:SPIRAL.D263" chart:data-source-has-labels="row" svg:x="0.304cm" svg:y="0.152cm" svg:width="13.098cm" svg:height="7.16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IRAL.A7:SPIRAL.A263" chart:label-cell-address="SPIRAL.A6:SPIRAL.A6" chart:class="chart:line">
            <chart:data-point chart:repeated="257"/>
          </chart:series>
          <chart:series chart:style-name="ch8" chart:values-cell-range-address="SPIRAL.B7:SPIRAL.B263" chart:label-cell-address="SPIRAL.B6:SPIRAL.B6" chart:class="chart:line">
            <chart:data-point chart:repeated="257"/>
          </chart:series>
          <chart:series chart:style-name="ch9" chart:values-cell-range-address="SPIRAL.C7:SPIRAL.C263" chart:label-cell-address="SPIRAL.C6:SPIRAL.C6" chart:class="chart:line">
            <chart:data-point chart:repeated="257"/>
          </chart:series>
          <chart:series chart:style-name="ch10" chart:values-cell-range-address="SPIRAL.D7:SPIRAL.D263" chart:label-cell-address="SPIRAL.D6:SPIRAL.D6" chart:class="chart:line">
            <chart:data-point chart:repeated="2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IRAL.A6:SPIRAL.A6">0°</text:p>
              </table:table-cell>
              <table:table-cell office:value-type="string">
                <text:p text:id="SPIRAL.B6:SPIRAL.B6">45°</text:p>
              </table:table-cell>
              <table:table-cell office:value-type="string">
                <text:p text:id="SPIRAL.C6:SPIRAL.C6">90°</text:p>
              </table:table-cell>
              <table:table-cell office:value-type="string">
                <text:p text:id="SPIRAL.D6:SPIRAL.D6"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PIRAL.A7:SPIRAL.A263">1.#NAN</text:p>
              </table:table-cell>
              <table:table-cell office:value-type="float" office:value="0">
                <text:p text:id="SPIRAL.B7:SPIRAL.B263">0</text:p>
              </table:table-cell>
              <table:table-cell office:value-type="float" office:value="1.#NAN">
                <text:p text:id="SPIRAL.C7:SPIRAL.C263">1.#NAN</text:p>
              </table:table-cell>
              <table:table-cell office:value-type="float" office:value="0">
                <text:p text:id="SPIRAL.D7:SPIRAL.D26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">
                <text:p>0.36363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">
                <text:p>0.117647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263158">
                <text:p>0.263158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347826">
                <text:p>0.347826</text:p>
              </table:table-cell>
              <table:table-cell office:value-type="float" office:value="1.#NAN">
                <text:p>1.#NAN</text:p>
              </table:table-cell>
              <table:table-cell office:value-type="float" office:value="0.043478">
                <text:p>0.043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074074">
                <text:p>0.07407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064516">
                <text:p>0.064516</text:p>
              </table:table-cell>
              <table:table-cell office:value-type="float" office:value="1.#NAN">
                <text:p>1.#NAN</text:p>
              </table:table-cell>
              <table:table-cell office:value-type="float" office:value="0.354839">
                <text:p>0.354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">
                <text:p>0.06060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257143">
                <text:p>0.257143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162162">
                <text:p>0.162162</text:p>
              </table:table-cell>
              <table:table-cell office:value-type="float" office:value="1.#NAN">
                <text:p>1.#NAN</text:p>
              </table:table-cell>
              <table:table-cell office:value-type="float" office:value="0.297297">
                <text:p>0.297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25641">
                <text:p>0.25641</text:p>
              </table:table-cell>
              <table:table-cell office:value-type="float" office:value="1.#NAN">
                <text:p>1.#NAN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097561">
                <text:p>0.097561</text:p>
              </table:table-cell>
              <table:table-cell office:value-type="float" office:value="1.#NAN">
                <text:p>1.#NAN</text:p>
              </table:table-cell>
              <table:table-cell office:value-type="float" office:value="0.073171">
                <text:p>0.073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86047">
                <text:p>0.186047</text:p>
              </table:table-cell>
              <table:table-cell office:value-type="float" office:value="1.#NAN">
                <text:p>1.#NAN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288889">
                <text:p>0.288889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234043">
                <text:p>0.234043</text:p>
              </table:table-cell>
              <table:table-cell office:value-type="float" office:value="1.#NAN">
                <text:p>1.#NAN</text:p>
              </table:table-cell>
              <table:table-cell office:value-type="float" office:value="0.106383">
                <text:p>0.106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65306">
                <text:p>0.265306</text:p>
              </table:table-cell>
              <table:table-cell office:value-type="float" office:value="1.#NAN">
                <text:p>1.#NAN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176471">
                <text:p>0.176471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69811">
                <text:p>0.169811</text:p>
              </table:table-cell>
              <table:table-cell office:value-type="float" office:value="1.#NAN">
                <text:p>1.#NAN</text:p>
              </table:table-cell>
              <table:table-cell office:value-type="float" office:value="0.09434">
                <text:p>0.09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2807">
                <text:p>0.22807</text:p>
              </table:table-cell>
              <table:table-cell office:value-type="float" office:value="1.#NAN">
                <text:p>1.#NAN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20339">
                <text:p>0.20339</text:p>
              </table:table-cell>
              <table:table-cell office:value-type="float" office:value="1.#NAN">
                <text:p>1.#NAN</text:p>
              </table:table-cell>
              <table:table-cell office:value-type="float" office:value="0.101695">
                <text:p>0.1016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3023">
                <text:p>0.093023</text:p>
              </table:table-cell>
              <table:table-cell office:value-type="float" office:value="0.245902">
                <text:p>0.245902</text:p>
              </table:table-cell>
              <table:table-cell office:value-type="float" office:value="0.116279">
                <text:p>0.116279</text:p>
              </table:table-cell>
              <table:table-cell office:value-type="float" office:value="0.360656">
                <text:p>0.360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6279">
                <text:p>0.116279</text:p>
              </table:table-cell>
              <table:table-cell office:value-type="float" office:value="0.31746">
                <text:p>0.31746</text:p>
              </table:table-cell>
              <table:table-cell office:value-type="float" office:value="0.085271">
                <text:p>0.085271</text:p>
              </table:table-cell>
              <table:table-cell office:value-type="float" office:value="0.396825">
                <text:p>0.39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031">
                <text:p>0.124031</text:p>
              </table:table-cell>
              <table:table-cell office:value-type="float" office:value="0.2">
                <text:p>0.2</text:p>
              </table:table-cell>
              <table:table-cell office:value-type="float" office:value="0.085271">
                <text:p>0.085271</text:p>
              </table:table-cell>
              <table:table-cell office:value-type="float" office:value="0.046154">
                <text:p>0.046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4031">
                <text:p>0.124031</text:p>
              </table:table-cell>
              <table:table-cell office:value-type="float" office:value="0.223881">
                <text:p>0.223881</text:p>
              </table:table-cell>
              <table:table-cell office:value-type="float" office:value="0.100775">
                <text:p>0.100775</text:p>
              </table:table-cell>
              <table:table-cell office:value-type="float" office:value="0.313433">
                <text:p>0.313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5271">
                <text:p>0.085271</text:p>
              </table:table-cell>
              <table:table-cell office:value-type="float" office:value="0.26087">
                <text:p>0.26087</text:p>
              </table:table-cell>
              <table:table-cell office:value-type="float" office:value="0.124031">
                <text:p>0.124031</text:p>
              </table:table-cell>
              <table:table-cell office:value-type="float" office:value="0.217391">
                <text:p>0.21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3023">
                <text:p>0.093023</text:p>
              </table:table-cell>
              <table:table-cell office:value-type="float" office:value="0.225352">
                <text:p>0.225352</text:p>
              </table:table-cell>
              <table:table-cell office:value-type="float" office:value="0.100775">
                <text:p>0.100775</text:p>
              </table:table-cell>
              <table:table-cell office:value-type="float" office:value="0.098592">
                <text:p>0.098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7287">
                <text:p>0.147287</text:p>
              </table:table-cell>
              <table:table-cell office:value-type="float" office:value="0.178082">
                <text:p>0.178082</text:p>
              </table:table-cell>
              <table:table-cell office:value-type="float" office:value="0.108527">
                <text:p>0.108527</text:p>
              </table:table-cell>
              <table:table-cell office:value-type="float" office:value="0.260274">
                <text:p>0.26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3023">
                <text:p>0.093023</text:p>
              </table:table-cell>
              <table:table-cell office:value-type="float" office:value="0.24">
                <text:p>0.24</text:p>
              </table:table-cell>
              <table:table-cell office:value-type="float" office:value="0.093023">
                <text:p>0.0930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8527">
                <text:p>0.108527</text:p>
              </table:table-cell>
              <table:table-cell office:value-type="float" office:value="0.168831">
                <text:p>0.168831</text:p>
              </table:table-cell>
              <table:table-cell office:value-type="float" office:value="0.093023">
                <text:p>0.093023</text:p>
              </table:table-cell>
              <table:table-cell office:value-type="float" office:value="0.194805">
                <text:p>0.194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1783">
                <text:p>0.131783</text:p>
              </table:table-cell>
              <table:table-cell office:value-type="float" office:value="0.303797">
                <text:p>0.303797</text:p>
              </table:table-cell>
              <table:table-cell office:value-type="float" office:value="0.139535">
                <text:p>0.139535</text:p>
              </table:table-cell>
              <table:table-cell office:value-type="float" office:value="0.265823">
                <text:p>0.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7519">
                <text:p>0.077519</text:p>
              </table:table-cell>
              <table:table-cell office:value-type="float" office:value="0.17284">
                <text:p>0.17284</text:p>
              </table:table-cell>
              <table:table-cell office:value-type="float" office:value="0.085271">
                <text:p>0.085271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4031">
                <text:p>0.124031</text:p>
              </table:table-cell>
              <table:table-cell office:value-type="float" office:value="0.180723">
                <text:p>0.180723</text:p>
              </table:table-cell>
              <table:table-cell office:value-type="float" office:value="0.093023">
                <text:p>0.093023</text:p>
              </table:table-cell>
              <table:table-cell office:value-type="float" office:value="0.168675">
                <text:p>0.168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1783">
                <text:p>0.131783</text:p>
              </table:table-cell>
              <table:table-cell office:value-type="float" office:value="0.305882">
                <text:p>0.305882</text:p>
              </table:table-cell>
              <table:table-cell office:value-type="float" office:value="0.108527">
                <text:p>0.108527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0775">
                <text:p>0.100775</text:p>
              </table:table-cell>
              <table:table-cell office:value-type="float" office:value="0.137931">
                <text:p>0.137931</text:p>
              </table:table-cell>
              <table:table-cell office:value-type="float" office:value="0.124031">
                <text:p>0.124031</text:p>
              </table:table-cell>
              <table:table-cell office:value-type="float" office:value="0.310345">
                <text:p>0.310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279">
                <text:p>0.116279</text:p>
              </table:table-cell>
              <table:table-cell office:value-type="float" office:value="0.449438">
                <text:p>0.449438</text:p>
              </table:table-cell>
              <table:table-cell office:value-type="float" office:value="0.100775">
                <text:p>0.100775</text:p>
              </table:table-cell>
              <table:table-cell office:value-type="float" office:value="0.134831">
                <text:p>0.134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6279">
                <text:p>0.116279</text:p>
              </table:table-cell>
              <table:table-cell office:value-type="float" office:value="0.142857">
                <text:p>0.142857</text:p>
              </table:table-cell>
              <table:table-cell office:value-type="float" office:value="0.108527">
                <text:p>0.108527</text:p>
              </table:table-cell>
              <table:table-cell office:value-type="float" office:value="0.296703">
                <text:p>0.296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9767">
                <text:p>0.069767</text:p>
              </table:table-cell>
              <table:table-cell office:value-type="float" office:value="0.236559">
                <text:p>0.236559</text:p>
              </table:table-cell>
              <table:table-cell office:value-type="float" office:value="0.116279">
                <text:p>0.116279</text:p>
              </table:table-cell>
              <table:table-cell office:value-type="float" office:value="0.27957">
                <text:p>0.27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8295">
                <text:p>0.17829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9535">
                <text:p>0.139535</text:p>
              </table:table-cell>
              <table:table-cell office:value-type="float" office:value="0.168421">
                <text:p>0.168421</text:p>
              </table:table-cell>
              <table:table-cell office:value-type="float" office:value="0.077519">
                <text:p>0.077519</text:p>
              </table:table-cell>
              <table:table-cell office:value-type="float" office:value="0.073684">
                <text:p>0.073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8527">
                <text:p>0.108527</text:p>
              </table:table-cell>
              <table:table-cell office:value-type="float" office:value="0.237113">
                <text:p>0.237113</text:p>
              </table:table-cell>
              <table:table-cell office:value-type="float" office:value="0.147287">
                <text:p>0.147287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2016">
                <text:p>0.062016</text:p>
              </table:table-cell>
              <table:table-cell office:value-type="float" office:value="0.292929">
                <text:p>0.292929</text:p>
              </table:table-cell>
              <table:table-cell office:value-type="float" office:value="0.116279">
                <text:p>0.116279</text:p>
              </table:table-cell>
              <table:table-cell office:value-type="float" office:value="0.20202">
                <text:p>0.20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5039">
                <text:p>0.155039</text:p>
              </table:table-cell>
              <table:table-cell office:value-type="float" office:value="0.227723">
                <text:p>0.227723</text:p>
              </table:table-cell>
              <table:table-cell office:value-type="float" office:value="0.069767">
                <text:p>0.069767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5039">
                <text:p>0.155039</text:p>
              </table:table-cell>
              <table:table-cell office:value-type="float" office:value="0.223301">
                <text:p>0.223301</text:p>
              </table:table-cell>
              <table:table-cell office:value-type="float" office:value="0.077519">
                <text:p>0.077519</text:p>
              </table:table-cell>
              <table:table-cell office:value-type="float" office:value="0.271845">
                <text:p>0.271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767">
                <text:p>0.069767</text:p>
              </table:table-cell>
              <table:table-cell office:value-type="float" office:value="0.209524">
                <text:p>0.209524</text:p>
              </table:table-cell>
              <table:table-cell office:value-type="float" office:value="0.170543">
                <text:p>0.1705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7287">
                <text:p>0.147287</text:p>
              </table:table-cell>
              <table:table-cell office:value-type="float" office:value="0.17757">
                <text:p>0.17757</text:p>
              </table:table-cell>
              <table:table-cell office:value-type="float" office:value="0.085271">
                <text:p>0.085271</text:p>
              </table:table-cell>
              <table:table-cell office:value-type="float" office:value="0.17757">
                <text:p>0.17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783">
                <text:p>0.131783</text:p>
              </table:table-cell>
              <table:table-cell office:value-type="float" office:value="0.192661">
                <text:p>0.192661</text:p>
              </table:table-cell>
              <table:table-cell office:value-type="float" office:value="0.147287">
                <text:p>0.147287</text:p>
              </table:table-cell>
              <table:table-cell office:value-type="float" office:value="0.293578">
                <text:p>0.293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5271">
                <text:p>0.085271</text:p>
              </table:table-cell>
              <table:table-cell office:value-type="float" office:value="0.234234">
                <text:p>0.234234</text:p>
              </table:table-cell>
              <table:table-cell office:value-type="float" office:value="0.139535">
                <text:p>0.139535</text:p>
              </table:table-cell>
              <table:table-cell office:value-type="float" office:value="0.252252">
                <text:p>0.252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93798">
                <text:p>0.19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1783">
                <text:p>0.131783</text:p>
              </table:table-cell>
              <table:table-cell office:value-type="float" office:value="0.300885">
                <text:p>0.300885</text:p>
              </table:table-cell>
              <table:table-cell office:value-type="float" office:value="0.062016">
                <text:p>0.062016</text:p>
              </table:table-cell>
              <table:table-cell office:value-type="float" office:value="0.053097">
                <text:p>0.053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527">
                <text:p>0.108527</text:p>
              </table:table-cell>
              <table:table-cell office:value-type="float" office:value="0.26087">
                <text:p>0.26087</text:p>
              </table:table-cell>
              <table:table-cell office:value-type="float" office:value="0.131783">
                <text:p>0.131783</text:p>
              </table:table-cell>
              <table:table-cell office:value-type="float" office:value="0.295652">
                <text:p>0.295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023">
                <text:p>0.093023</text:p>
              </table:table-cell>
              <table:table-cell office:value-type="float" office:value="0.222222">
                <text:p>0.222222</text:p>
              </table:table-cell>
              <table:table-cell office:value-type="float" office:value="0.155039">
                <text:p>0.155039</text:p>
              </table:table-cell>
              <table:table-cell office:value-type="float" office:value="0.350427">
                <text:p>0.350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70543">
                <text:p>0.170543</text:p>
              </table:table-cell>
              <table:table-cell office:value-type="float" office:value="0.310924">
                <text:p>0.310924</text:p>
              </table:table-cell>
              <table:table-cell office:value-type="float" office:value="0.124031">
                <text:p>0.124031</text:p>
              </table:table-cell>
              <table:table-cell office:value-type="float" office:value="0.159664">
                <text:p>0.159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876">
                <text:p>0.03876</text:p>
              </table:table-cell>
              <table:table-cell office:value-type="float" office:value="0">
                <text:p>0</text:p>
              </table:table-cell>
              <table:table-cell office:value-type="float" office:value="0.193798">
                <text:p>0.19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155">
                <text:p>0.20155</text:p>
              </table:table-cell>
              <table:table-cell office:value-type="float" office:value="0.190083">
                <text:p>0.190083</text:p>
              </table:table-cell>
              <table:table-cell office:value-type="float" office:value="0.193798">
                <text:p>0.193798</text:p>
              </table:table-cell>
              <table:table-cell office:value-type="float" office:value="0.363636">
                <text:p>0.363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9302">
                <text:p>0.209302</text:p>
              </table:table-cell>
              <table:table-cell office:value-type="float" office:value="0">
                <text:p>0</text:p>
              </table:table-cell>
              <table:table-cell office:value-type="float" office:value="0.062016">
                <text:p>0.06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4264">
                <text:p>0.054264</text:p>
              </table:table-cell>
              <table:table-cell office:value-type="float" office:value="0.268293">
                <text:p>0.268293</text:p>
              </table:table-cell>
              <table:table-cell office:value-type="float" office:value="0.085271">
                <text:p>0.085271</text:p>
              </table:table-cell>
              <table:table-cell office:value-type="float" office:value="0.406504">
                <text:p>0.406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4806">
                <text:p>0.224806</text:p>
              </table:table-cell>
              <table:table-cell office:value-type="float" office:value="0">
                <text:p>0</text:p>
              </table:table-cell>
              <table:table-cell office:value-type="float" office:value="0.217054">
                <text:p>0.217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775">
                <text:p>0.100775</text:p>
              </table:table-cell>
              <table:table-cell office:value-type="float" office:value="0.232">
                <text:p>0.232</text:p>
              </table:table-cell>
              <table:table-cell office:value-type="float" office:value="0.085271">
                <text:p>0.08527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876">
                <text:p>0.03876</text:p>
              </table:table-cell>
              <table:table-cell office:value-type="float" office:value="0">
                <text:p>0</text:p>
              </table:table-cell>
              <table:table-cell office:value-type="float" office:value="0.224806">
                <text:p>0.22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3798">
                <text:p>0.193798</text:p>
              </table:table-cell>
              <table:table-cell office:value-type="float" office:value="0.259843">
                <text:p>0.259843</text:p>
              </table:table-cell>
              <table:table-cell office:value-type="float" office:value="0.209302">
                <text:p>0.209302</text:p>
              </table:table-cell>
              <table:table-cell office:value-type="float" office:value="0.393701">
                <text:p>0.3937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98">
                <text:p>0.193798</text:p>
              </table:table-cell>
              <table:table-cell office:value-type="float" office:value="0.007812">
                <text:p>0.007812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023">
                <text:p>0.093023</text:p>
              </table:table-cell>
              <table:table-cell office:value-type="float" office:value="0.294574">
                <text:p>0.294574</text:p>
              </table:table-cell>
              <table:table-cell office:value-type="float" office:value="0.162791">
                <text:p>0.162791</text:p>
              </table:table-cell>
              <table:table-cell office:value-type="float" office:value="0.178295">
                <text:p>0.178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.007812">
                <text:p>0.007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9535">
                <text:p>0.139535</text:p>
              </table:table-cell>
              <table:table-cell office:value-type="float" office:value="0.291339">
                <text:p>0.291339</text:p>
              </table:table-cell>
              <table:table-cell office:value-type="float" office:value="0.108527">
                <text:p>0.108527</text:p>
              </table:table-cell>
              <table:table-cell office:value-type="float" office:value="0.11811">
                <text:p>0.11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  <table:table-cell office:value-type="float" office:value="0.186047">
                <text:p>0.18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7287">
                <text:p>0.147287</text:p>
              </table:table-cell>
              <table:table-cell office:value-type="float" office:value="0.256">
                <text:p>0.256</text:p>
              </table:table-cell>
              <table:table-cell office:value-type="float" office:value="0.131783">
                <text:p>0.131783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7054">
                <text:p>0.217054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6512">
                <text:p>0.046512</text:p>
              </table:table-cell>
              <table:table-cell office:value-type="float" office:value="0.235772">
                <text:p>0.235772</text:p>
              </table:table-cell>
              <table:table-cell office:value-type="float" office:value="0.162791">
                <text:p>0.162791</text:p>
              </table:table-cell>
              <table:table-cell office:value-type="float" office:value="0.300813">
                <text:p>0.300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047">
                <text:p>0.18604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1783">
                <text:p>0.131783</text:p>
              </table:table-cell>
              <table:table-cell office:value-type="float" office:value="0.206612">
                <text:p>0.206612</text:p>
              </table:table-cell>
              <table:table-cell office:value-type="float" office:value="0.062016">
                <text:p>0.062016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535">
                <text:p>0.139535</text:p>
              </table:table-cell>
              <table:table-cell office:value-type="float" office:value="0.294118">
                <text:p>0.294118</text:p>
              </table:table-cell>
              <table:table-cell office:value-type="float" office:value="0.124031">
                <text:p>0.124031</text:p>
              </table:table-cell>
              <table:table-cell office:value-type="float" office:value="0.159664">
                <text:p>0.159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8527">
                <text:p>0.108527</text:p>
              </table:table-cell>
              <table:table-cell office:value-type="float" office:value="0.213675">
                <text:p>0.213675</text:p>
              </table:table-cell>
              <table:table-cell office:value-type="float" office:value="0.170543">
                <text:p>0.170543</text:p>
              </table:table-cell>
              <table:table-cell office:value-type="float" office:value="0.290598">
                <text:p>0.290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2791">
                <text:p>0.162791</text:p>
              </table:table-cell>
              <table:table-cell office:value-type="float" office:value="0.191304">
                <text:p>0.191304</text:p>
              </table:table-cell>
              <table:table-cell office:value-type="float" office:value="0.046512">
                <text:p>0.046512</text:p>
              </table:table-cell>
              <table:table-cell office:value-type="float" office:value="0.165217">
                <text:p>0.165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031">
                <text:p>0.124031</text:p>
              </table:table-cell>
              <table:table-cell office:value-type="float" office:value="0.327434">
                <text:p>0.327434</text:p>
              </table:table-cell>
              <table:table-cell office:value-type="float" office:value="0.131783">
                <text:p>0.131783</text:p>
              </table:table-cell>
              <table:table-cell office:value-type="float" office:value="0.300885">
                <text:p>0.3008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6512">
                <text:p>0.046512</text:p>
              </table:table-cell>
              <table:table-cell office:value-type="float" office:value="0.216216">
                <text:p>0.216216</text:p>
              </table:table-cell>
              <table:table-cell office:value-type="float" office:value="0.155039">
                <text:p>0.155039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4031">
                <text:p>0.124031</text:p>
              </table:table-cell>
              <table:table-cell office:value-type="float" office:value="0.284404">
                <text:p>0.284404</text:p>
              </table:table-cell>
              <table:table-cell office:value-type="float" office:value="0.093023">
                <text:p>0.093023</text:p>
              </table:table-cell>
              <table:table-cell office:value-type="float" office:value="0.146789">
                <text:p>0.146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9535">
                <text:p>0.139535</text:p>
              </table:table-cell>
              <table:table-cell office:value-type="float" office:value="0.17757">
                <text:p>0.17757</text:p>
              </table:table-cell>
              <table:table-cell office:value-type="float" office:value="0.116279">
                <text:p>0.116279</text:p>
              </table:table-cell>
              <table:table-cell office:value-type="float" office:value="0.35514">
                <text:p>0.355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5271">
                <text:p>0.085271</text:p>
              </table:table-cell>
              <table:table-cell office:value-type="float" office:value="0.238095">
                <text:p>0.238095</text:p>
              </table:table-cell>
              <table:table-cell office:value-type="float" office:value="0.100775">
                <text:p>0.10077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9535">
                <text:p>0.139535</text:p>
              </table:table-cell>
              <table:table-cell office:value-type="float" office:value="0.223301">
                <text:p>0.223301</text:p>
              </table:table-cell>
              <table:table-cell office:value-type="float" office:value="0.077519">
                <text:p>0.077519</text:p>
              </table:table-cell>
              <table:table-cell office:value-type="float" office:value="0.029126">
                <text:p>0.029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1783">
                <text:p>0.131783</text:p>
              </table:table-cell>
              <table:table-cell office:value-type="float" office:value="0.188119">
                <text:p>0.188119</text:p>
              </table:table-cell>
              <table:table-cell office:value-type="float" office:value="0.155039">
                <text:p>0.155039</text:p>
              </table:table-cell>
              <table:table-cell office:value-type="float" office:value="0.376238">
                <text:p>0.376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062016">
                <text:p>0.06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023">
                <text:p>0.093023</text:p>
              </table:table-cell>
              <table:table-cell office:value-type="float" office:value="0.353535">
                <text:p>0.353535</text:p>
              </table:table-cell>
              <table:table-cell office:value-type="float" office:value="0.155039">
                <text:p>0.155039</text:p>
              </table:table-cell>
              <table:table-cell office:value-type="float" office:value="0.242424">
                <text:p>0.2424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3023">
                <text:p>0.093023</text:p>
              </table:table-cell>
              <table:table-cell office:value-type="float" office:value="0.268041">
                <text:p>0.268041</text:p>
              </table:table-cell>
              <table:table-cell office:value-type="float" office:value="0.085271">
                <text:p>0.085271</text:p>
              </table:table-cell>
              <table:table-cell office:value-type="float" office:value="0.175258">
                <text:p>0.175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7287">
                <text:p>0.147287</text:p>
              </table:table-cell>
              <table:table-cell office:value-type="float" office:value="0.2">
                <text:p>0.2</text:p>
              </table:table-cell>
              <table:table-cell office:value-type="float" office:value="0.077519">
                <text:p>0.077519</text:p>
              </table:table-cell>
              <table:table-cell office:value-type="float" office:value="0.305263">
                <text:p>0.305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8527">
                <text:p>0.108527</text:p>
              </table:table-cell>
              <table:table-cell office:value-type="float" office:value="0.236559">
                <text:p>0.236559</text:p>
              </table:table-cell>
              <table:table-cell office:value-type="float" office:value="0.116279">
                <text:p>0.116279</text:p>
              </table:table-cell>
              <table:table-cell office:value-type="float" office:value="0.247312">
                <text:p>0.247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279">
                <text:p>0.116279</text:p>
              </table:table-cell>
              <table:table-cell office:value-type="float" office:value="0.153846">
                <text:p>0.153846</text:p>
              </table:table-cell>
              <table:table-cell office:value-type="float" office:value="0.085271">
                <text:p>0.08527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7287">
                <text:p>0.147287</text:p>
              </table:table-cell>
              <table:table-cell office:value-type="float" office:value="0.426966">
                <text:p>0.426966</text:p>
              </table:table-cell>
              <table:table-cell office:value-type="float" office:value="0.093023">
                <text:p>0.093023</text:p>
              </table:table-cell>
              <table:table-cell office:value-type="float" office:value="0.191011">
                <text:p>0.191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0775">
                <text:p>0.100775</text:p>
              </table:table-cell>
              <table:table-cell office:value-type="float" office:value="0.149425">
                <text:p>0.149425</text:p>
              </table:table-cell>
              <table:table-cell office:value-type="float" office:value="0.131783">
                <text:p>0.131783</text:p>
              </table:table-cell>
              <table:table-cell office:value-type="float" office:value="0.310345">
                <text:p>0.3103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16279">
                <text:p>0.116279</text:p>
              </table:table-cell>
              <table:table-cell office:value-type="float" office:value="0.223529">
                <text:p>0.223529</text:p>
              </table:table-cell>
              <table:table-cell office:value-type="float" office:value="0.124031">
                <text:p>0.124031</text:p>
              </table:table-cell>
              <table:table-cell office:value-type="float" office:value="0.129412">
                <text:p>0.129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023">
                <text:p>0.093023</text:p>
              </table:table-cell>
              <table:table-cell office:value-type="float" office:value="0.289157">
                <text:p>0.289157</text:p>
              </table:table-cell>
              <table:table-cell office:value-type="float" office:value="0.124031">
                <text:p>0.124031</text:p>
              </table:table-cell>
              <table:table-cell office:value-type="float" office:value="0.313253">
                <text:p>0.313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5271">
                <text:p>0.085271</text:p>
              </table:table-cell>
              <table:table-cell office:value-type="float" office:value="0.148148">
                <text:p>0.148148</text:p>
              </table:table-cell>
              <table:table-cell office:value-type="float" office:value="0.124031">
                <text:p>0.124031</text:p>
              </table:table-cell>
              <table:table-cell office:value-type="float" office:value="0.246914">
                <text:p>0.246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8527">
                <text:p>0.108527</text:p>
              </table:table-cell>
              <table:table-cell office:value-type="float" office:value="0.21519">
                <text:p>0.21519</text:p>
              </table:table-cell>
              <table:table-cell office:value-type="float" office:value="0.116279">
                <text:p>0.116279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0775">
                <text:p>0.100775</text:p>
              </table:table-cell>
              <table:table-cell office:value-type="float" office:value="0.12987">
                <text:p>0.12987</text:p>
              </table:table-cell>
              <table:table-cell office:value-type="float" office:value="0.085271">
                <text:p>0.085271</text:p>
              </table:table-cell>
              <table:table-cell office:value-type="float" office:value="0.25974">
                <text:p>0.25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3023">
                <text:p>0.093023</text:p>
              </table:table-cell>
              <table:table-cell office:value-type="float" office:value="0.213333">
                <text:p>0.213333</text:p>
              </table:table-cell>
              <table:table-cell office:value-type="float" office:value="0.124031">
                <text:p>0.124031</text:p>
              </table:table-cell>
              <table:table-cell office:value-type="float" office:value="0.213333">
                <text:p>0.21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069767">
                <text:p>0.069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00775">
                <text:p>0.100775</text:p>
              </table:table-cell>
              <table:table-cell office:value-type="float" office:value="0.150685">
                <text:p>0.150685</text:p>
              </table:table-cell>
              <table:table-cell office:value-type="float" office:value="0.116279">
                <text:p>0.116279</text:p>
              </table:table-cell>
              <table:table-cell office:value-type="float" office:value="0.09589">
                <text:p>0.095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8527">
                <text:p>0.108527</text:p>
              </table:table-cell>
              <table:table-cell office:value-type="float" office:value="0.239437">
                <text:p>0.239437</text:p>
              </table:table-cell>
              <table:table-cell office:value-type="float" office:value="0.124031">
                <text:p>0.124031</text:p>
              </table:table-cell>
              <table:table-cell office:value-type="float" office:value="0.521127">
                <text:p>0.521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275362">
                <text:p>0.275362</text:p>
              </table:table-cell>
              <table:table-cell office:value-type="float" office:value="1.#NAN">
                <text:p>1.#NAN</text:p>
              </table:table-cell>
              <table:table-cell office:value-type="float" office:value="0.289855">
                <text:p>0.289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179104">
                <text:p>0.179104</text:p>
              </table:table-cell>
              <table:table-cell office:value-type="float" office:value="1.#NAN">
                <text:p>1.#NAN</text:p>
              </table:table-cell>
              <table:table-cell office:value-type="float" office:value="0.059701">
                <text:p>0.0597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123077">
                <text:p>0.123077</text:p>
              </table:table-cell>
              <table:table-cell office:value-type="float" office:value="1.#NAN">
                <text:p>1.#NAN</text:p>
              </table:table-cell>
              <table:table-cell office:value-type="float" office:value="0.276923">
                <text:p>0.2769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269841">
                <text:p>0.269841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229508">
                <text:p>0.229508</text:p>
              </table:table-cell>
              <table:table-cell office:value-type="float" office:value="1.#NAN">
                <text:p>1.#NAN</text:p>
              </table:table-cell>
              <table:table-cell office:value-type="float" office:value="0.098361">
                <text:p>0.0983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20339">
                <text:p>0.20339</text:p>
              </table:table-cell>
              <table:table-cell office:value-type="float" office:value="1.#NAN">
                <text:p>1.#NAN</text:p>
              </table:table-cell>
              <table:table-cell office:value-type="float" office:value="0.271186">
                <text:p>0.271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.145455">
                <text:p>0.145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245283">
                <text:p>0.245283</text:p>
              </table:table-cell>
              <table:table-cell office:value-type="float" office:value="1.#NAN">
                <text:p>1.#NAN</text:p>
              </table:table-cell>
              <table:table-cell office:value-type="float" office:value="0.188679">
                <text:p>0.188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156863">
                <text:p>0.156863</text:p>
              </table:table-cell>
              <table:table-cell office:value-type="float" office:value="1.#NAN">
                <text:p>1.#NAN</text:p>
              </table:table-cell>
              <table:table-cell office:value-type="float" office:value="0.294118">
                <text:p>0.294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244898">
                <text:p>0.24489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170213">
                <text:p>0.170213</text:p>
              </table:table-cell>
              <table:table-cell office:value-type="float" office:value="1.#NAN">
                <text:p>1.#NAN</text:p>
              </table:table-cell>
              <table:table-cell office:value-type="float" office:value="0.191489">
                <text:p>0.191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116279">
                <text:p>0.116279</text:p>
              </table:table-cell>
              <table:table-cell office:value-type="float" office:value="1.#NAN">
                <text:p>1.#NAN</text:p>
              </table:table-cell>
              <table:table-cell office:value-type="float" office:value="0.093023">
                <text:p>0.0930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95122">
                <text:p>0.195122</text:p>
              </table:table-cell>
              <table:table-cell office:value-type="float" office:value="1.#NAN">
                <text:p>1.#NAN</text:p>
              </table:table-cell>
              <table:table-cell office:value-type="float" office:value="0.439024">
                <text:p>0.439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179487">
                <text:p>0.179487</text:p>
              </table:table-cell>
              <table:table-cell office:value-type="float" office:value="1.#NAN">
                <text:p>1.#NAN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16216">
                <text:p>0.216216</text:p>
              </table:table-cell>
              <table:table-cell office:value-type="float" office:value="1.#NAN">
                <text:p>1.#NAN</text:p>
              </table:table-cell>
              <table:table-cell office:value-type="float" office:value="0.135135">
                <text:p>0.1351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  <table:table-cell office:value-type="float" office:value="1.#NAN">
                <text:p>1.#NAN</text:p>
              </table:table-cell>
              <table:table-cell office:value-type="float" office:value="0.228571">
                <text:p>0.228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42424">
                <text:p>0.24242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">
                <text:p>0.0606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064516">
                <text:p>0.064516</text:p>
              </table:table-cell>
              <table:table-cell office:value-type="float" office:value="1.#NAN">
                <text:p>1.#NAN</text:p>
              </table:table-cell>
              <table:table-cell office:value-type="float" office:value="0.096774">
                <text:p>0.096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7">
                <text:p>0.206897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  <table:table-cell office:value-type="float" office:value="1.#NAN">
                <text:p>1.#NAN</text:p>
              </table:table-cell>
              <table:table-cell office:value-type="float" office:value="0.259259">
                <text:p>0.2592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304348">
                <text:p>0.304348</text:p>
              </table:table-cell>
              <table:table-cell office:value-type="float" office:value="1.#NAN">
                <text:p>1.#NAN</text:p>
              </table:table-cell>
              <table:table-cell office:value-type="float" office:value="0.304348">
                <text:p>0.3043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473684">
                <text:p>0.473684</text:p>
              </table:table-cell>
              <table:table-cell office:value-type="float" office:value="1.#NAN">
                <text:p>1.#NAN</text:p>
              </table:table-cell>
              <table:table-cell office:value-type="float" office:value="0.105263">
                <text:p>0.105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117647">
                <text:p>0.117647</text:p>
              </table:table-cell>
              <table:table-cell office:value-type="float" office:value="1.#NAN">
                <text:p>1.#NAN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090909">
                <text:p>0.090909</text:p>
              </table:table-cell>
              <table:table-cell office:value-type="float" office:value="1.#NAN">
                <text:p>1.#NAN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000001" chart:maximum="0.6000000001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8cm" svg:stroke-color="#c0c0c0" draw:fill-color="#c0c0c0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/>
      <style:graphic-properties draw:stroke="none" svg:stroke-width="0.088cm" svg:stroke-color="#c0c0c0" draw:fill-color="#c0c0c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7.589cm" xlink:href=".." chart:class="chart:line" chart:style-name="ch1">
        <chart:legend chart:legend-position="end" svg:x="13.705cm" svg:y="2.95cm" chart:style-name="ch2"/>
        <chart:plot-area chart:style-name="ch3" table:cell-range-address="HILBERT.A5:HILBERT.D260" chart:data-source-has-labels="row" svg:x="0.304cm" svg:y="0.151cm" svg:width="13.098cm" svg:height="7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LBERT.A6:HILBERT.A260" chart:label-cell-address="HILBERT.A5:HILBERT.A5" chart:class="chart:line">
            <chart:data-point chart:repeated="255"/>
          </chart:series>
          <chart:series chart:style-name="ch8" chart:values-cell-range-address="HILBERT.B6:HILBERT.B260" chart:label-cell-address="HILBERT.B5:HILBERT.B5" chart:class="chart:line">
            <chart:data-point chart:repeated="255"/>
          </chart:series>
          <chart:series chart:style-name="ch9" chart:values-cell-range-address="HILBERT.C6:HILBERT.C260" chart:label-cell-address="HILBERT.C5:HILBERT.C5" chart:class="chart:line">
            <chart:data-point chart:repeated="255"/>
          </chart:series>
          <chart:series chart:style-name="ch10" chart:values-cell-range-address="HILBERT.D6:HILBERT.D260" chart:label-cell-address="HILBERT.D5:HILBERT.D5" chart:class="chart:line">
            <chart:data-point chart:repeated="2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ILBERT.A5:HILBERT.A5">0°</text:p>
              </table:table-cell>
              <table:table-cell office:value-type="string">
                <text:p text:id="HILBERT.B5:HILBERT.B5">45°</text:p>
              </table:table-cell>
              <table:table-cell office:value-type="string">
                <text:p text:id="HILBERT.C5:HILBERT.C5">90°</text:p>
              </table:table-cell>
              <table:table-cell office:value-type="string">
                <text:p text:id="HILBERT.D5:HILBERT.D5"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HILBERT.A6:HILBERT.A260">1.#NAN</text:p>
              </table:table-cell>
              <table:table-cell office:value-type="float" office:value="1.#NAN">
                <text:p text:id="HILBERT.B6:HILBERT.B260">1.#NAN</text:p>
              </table:table-cell>
              <table:table-cell office:value-type="float" office:value="1.#NAN">
                <text:p text:id="HILBERT.C6:HILBERT.C260">1.#NAN</text:p>
              </table:table-cell>
              <table:table-cell office:value-type="float" office:value="1.#NAN">
                <text:p text:id="HILBERT.D6:HILBERT.D26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">
                <text:p>0.3636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">
                <text:p>0.08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066667">
                <text:p>0.0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5">
                <text:p>0.157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7273">
                <text:p>0.227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26087">
                <text:p>0.260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9231">
                <text:p>0.2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7">
                <text:p>0.206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">
                <text:p>0.225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121212">
                <text:p>0.121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171429">
                <text:p>0.171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216216">
                <text:p>0.2162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219512">
                <text:p>0.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232558">
                <text:p>0.2325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087">
                <text:p>0.26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297872">
                <text:p>0.2978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2449">
                <text:p>0.22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137255">
                <text:p>0.137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88679">
                <text:p>0.1886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218182">
                <text:p>0.2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714">
                <text:p>0.160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2807">
                <text:p>0.228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8621">
                <text:p>0.258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135593">
                <text:p>0.1355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0705">
                <text:p>0.160705</text:p>
              </table:table-cell>
              <table:table-cell office:value-type="float" office:value="0.213115">
                <text:p>0.21311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9688">
                <text:p>0.179688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90323">
                <text:p>0.290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9375">
                <text:p>0.109375</text:p>
              </table:table-cell>
              <table:table-cell office:value-type="float" office:value="0.190476">
                <text:p>0.190476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79688">
                <text:p>0.17968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9688">
                <text:p>0.179688</text:p>
              </table:table-cell>
              <table:table-cell office:value-type="float" office:value="0.230769">
                <text:p>0.230769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8609">
                <text:p>0.238609</text:p>
              </table:table-cell>
              <table:table-cell office:value-type="float" office:value="0.19403">
                <text:p>0.19403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2812">
                <text:p>0.132812</text:p>
              </table:table-cell>
              <table:table-cell office:value-type="float" office:value="0.26087">
                <text:p>0.26087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7188">
                <text:p>0.117188</text:p>
              </table:table-cell>
              <table:table-cell office:value-type="float" office:value="0.183099">
                <text:p>0.183099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180556">
                <text:p>0.180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8438">
                <text:p>0.148438</text:p>
              </table:table-cell>
              <table:table-cell office:value-type="float" office:value="0.273973">
                <text:p>0.273973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9688">
                <text:p>0.179688</text:p>
              </table:table-cell>
              <table:table-cell office:value-type="float" office:value="0">
                <text:p>0</text:p>
              </table:table-cell>
              <table:table-cell office:value-type="float" office:value="0.179688">
                <text:p>0.179688</text:p>
              </table:table-cell>
              <table:table-cell office:value-type="float" office:value="0.202703">
                <text:p>0.202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1562">
                <text:p>0.101562</text:p>
              </table:table-cell>
              <table:table-cell office:value-type="float" office:value="0.24">
                <text:p>0.2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64062">
                <text:p>0.164062</text:p>
              </table:table-cell>
              <table:table-cell office:value-type="float" office:value="0.223684">
                <text:p>0.223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562">
                <text:p>0.101562</text:p>
              </table:table-cell>
              <table:table-cell office:value-type="float" office:value="0.181818">
                <text:p>0.181818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0619">
                <text:p>0.230619</text:p>
              </table:table-cell>
              <table:table-cell office:value-type="float" office:value="0.189873">
                <text:p>0.18987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48438">
                <text:p>0.148438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0312">
                <text:p>0.070312</text:p>
              </table:table-cell>
              <table:table-cell office:value-type="float" office:value="0.271605">
                <text:p>0.27160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43902">
                <text:p>0.243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8438">
                <text:p>0.148438</text:p>
              </table:table-cell>
              <table:table-cell office:value-type="float" office:value="0.289157">
                <text:p>0.289157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54762">
                <text:p>0.154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7188">
                <text:p>0.117188</text:p>
              </table:table-cell>
              <table:table-cell office:value-type="float" office:value="0.211765">
                <text:p>0.21176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97674">
                <text:p>0.197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5">
                <text:p>0.125</text:p>
              </table:table-cell>
              <table:table-cell office:value-type="float" office:value="0.275862">
                <text:p>0.275862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84091">
                <text:p>0.284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2812">
                <text:p>0.132812</text:p>
              </table:table-cell>
              <table:table-cell office:value-type="float" office:value="0.191011">
                <text:p>0.191011</text:p>
              </table:table-cell>
              <table:table-cell office:value-type="float" office:value="0.164062">
                <text:p>0.16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7778">
                <text:p>0.177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2812">
                <text:p>0.132812</text:p>
              </table:table-cell>
              <table:table-cell office:value-type="float" office:value="0.197802">
                <text:p>0.19780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206522">
                <text:p>0.2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0312">
                <text:p>0.070312</text:p>
              </table:table-cell>
              <table:table-cell office:value-type="float" office:value="0.258065">
                <text:p>0.258065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44681">
                <text:p>0.244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9688">
                <text:p>0.179688</text:p>
              </table:table-cell>
              <table:table-cell office:value-type="float" office:value="0.178947">
                <text:p>0.178947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9375">
                <text:p>0.109375</text:p>
              </table:table-cell>
              <table:table-cell office:value-type="float" office:value="0.247423">
                <text:p>0.247423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1562">
                <text:p>0.101562</text:p>
              </table:table-cell>
              <table:table-cell office:value-type="float" office:value="0.20202">
                <text:p>0.20202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562">
                <text:p>0.101562</text:p>
              </table:table-cell>
              <table:table-cell office:value-type="float" office:value="0.19802">
                <text:p>0.19802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2812">
                <text:p>0.132812</text:p>
              </table:table-cell>
              <table:table-cell office:value-type="float" office:value="0.213592">
                <text:p>0.213592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4972">
                <text:p>0.214972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11538">
                <text:p>0.211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375">
                <text:p>0.09375</text:p>
              </table:table-cell>
              <table:table-cell office:value-type="float" office:value="0.190476">
                <text:p>0.190476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16981">
                <text:p>0.216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0625">
                <text:p>0.140625</text:p>
              </table:table-cell>
              <table:table-cell office:value-type="float" office:value="0.205607">
                <text:p>0.20560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1562">
                <text:p>0.101562</text:p>
              </table:table-cell>
              <table:table-cell office:value-type="float" office:value="0.192661">
                <text:p>0.19266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236364">
                <text:p>0.236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7188">
                <text:p>0.117188</text:p>
              </table:table-cell>
              <table:table-cell office:value-type="float" office:value="0.171171">
                <text:p>0.17117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96429">
                <text:p>0.196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375">
                <text:p>0.09375</text:p>
              </table:table-cell>
              <table:table-cell office:value-type="float" office:value="0.265487">
                <text:p>0.26548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2807">
                <text:p>0.22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7188">
                <text:p>0.117188</text:p>
              </table:table-cell>
              <table:table-cell office:value-type="float" office:value="0.217391">
                <text:p>0.21739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267241">
                <text:p>0.267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2812">
                <text:p>0.132812</text:p>
              </table:table-cell>
              <table:table-cell office:value-type="float" office:value="0.25641">
                <text:p>0.25641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79661">
                <text:p>0.279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625">
                <text:p>0.15625</text:p>
              </table:table-cell>
              <table:table-cell office:value-type="float" office:value="0.252101">
                <text:p>0.25210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5938">
                <text:p>0.085938</text:p>
              </table:table-cell>
              <table:table-cell office:value-type="float" office:value="0.22314">
                <text:p>0.22314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311475">
                <text:p>0.311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9375">
                <text:p>0.109375</text:p>
              </table:table-cell>
              <table:table-cell office:value-type="float" office:value="0.227642">
                <text:p>0.227642</text:p>
              </table:table-cell>
              <table:table-cell office:value-type="float" office:value="0.054688">
                <text:p>0.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64062">
                <text:p>0.164062</text:p>
              </table:table-cell>
              <table:table-cell office:value-type="float" office:value="0.209677">
                <text:p>0.2096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184">
                <text:p>0.184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070312">
                <text:p>0.070312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62">
                <text:p>0.101562</text:p>
              </table:table-cell>
              <table:table-cell office:value-type="float" office:value="0.244094">
                <text:p>0.244094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1562">
                <text:p>0.101562</text:p>
              </table:table-cell>
              <table:table-cell office:value-type="float" office:value="0.188976">
                <text:p>0.188976</text:p>
              </table:table-cell>
              <table:table-cell office:value-type="float" office:value="0.046875">
                <text:p>0.046875</text:p>
              </table:table-cell>
              <table:table-cell office:value-type="float" office:value="0.007874">
                <text:p>0.0078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46032">
                <text:p>0.246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0625">
                <text:p>0.140625</text:p>
              </table:table-cell>
              <table:table-cell office:value-type="float" office:value="0.184">
                <text:p>0.18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33871">
                <text:p>0.2338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7188">
                <text:p>0.117188</text:p>
              </table:table-cell>
              <table:table-cell office:value-type="float" office:value="0.195122">
                <text:p>0.195122</text:p>
              </table:table-cell>
              <table:table-cell office:value-type="float" office:value="0.164062">
                <text:p>0.16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13115">
                <text:p>0.213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0312">
                <text:p>0.070312</text:p>
              </table:table-cell>
              <table:table-cell office:value-type="float" office:value="0.280992">
                <text:p>0.2809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7188">
                <text:p>0.117188</text:p>
              </table:table-cell>
              <table:table-cell office:value-type="float" office:value="0.277311">
                <text:p>0.277311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279661">
                <text:p>0.279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393">
                <text:p>0.162393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5938">
                <text:p>0.085938</text:p>
              </table:table-cell>
              <table:table-cell office:value-type="float" office:value="0.252174">
                <text:p>0.252174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19298">
                <text:p>0.219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5">
                <text:p>0.125</text:p>
              </table:table-cell>
              <table:table-cell office:value-type="float" office:value="0.238938">
                <text:p>0.238938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32143">
                <text:p>0.232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5">
                <text:p>0.125</text:p>
              </table:table-cell>
              <table:table-cell office:value-type="float" office:value="0.171171">
                <text:p>0.17117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254545">
                <text:p>0.254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0312">
                <text:p>0.070312</text:p>
              </table:table-cell>
              <table:table-cell office:value-type="float" office:value="0.247706">
                <text:p>0.24770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03704">
                <text:p>0.203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9375">
                <text:p>0.109375</text:p>
              </table:table-cell>
              <table:table-cell office:value-type="float" office:value="0.261682">
                <text:p>0.26168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">
                <text:p>0.125</text:p>
              </table:table-cell>
              <table:table-cell office:value-type="float" office:value="0.161905">
                <text:p>0.16190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9615">
                <text:p>0.2596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  <table:table-cell office:value-type="float" office:value="0.184466">
                <text:p>0.184466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375">
                <text:p>0.09375</text:p>
              </table:table-cell>
              <table:table-cell office:value-type="float" office:value="0.217822">
                <text:p>0.217822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5938">
                <text:p>0.085938</text:p>
              </table:table-cell>
              <table:table-cell office:value-type="float" office:value="0.272727">
                <text:p>0.27272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75">
                <text:p>0.09375</text:p>
              </table:table-cell>
              <table:table-cell office:value-type="float" office:value="0.185567">
                <text:p>0.185567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29167">
                <text:p>0.2291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2812">
                <text:p>0.132812</text:p>
              </table:table-cell>
              <table:table-cell office:value-type="float" office:value="0.252632">
                <text:p>0.252632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34043">
                <text:p>0.234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9375">
                <text:p>0.109375</text:p>
              </table:table-cell>
              <table:table-cell office:value-type="float" office:value="0.225806">
                <text:p>0.22580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3913">
                <text:p>0.23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1562">
                <text:p>0.101562</text:p>
              </table:table-cell>
              <table:table-cell office:value-type="float" office:value="0.351648">
                <text:p>0.351648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5556">
                <text:p>0.255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1562">
                <text:p>0.101562</text:p>
              </table:table-cell>
              <table:table-cell office:value-type="float" office:value="0.235955">
                <text:p>0.23595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375">
                <text:p>0.09375</text:p>
              </table:table-cell>
              <table:table-cell office:value-type="float" office:value="0.195402">
                <text:p>0.19540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09302">
                <text:p>0.209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9062">
                <text:p>0.039062</text:p>
              </table:table-cell>
              <table:table-cell office:value-type="float" office:value="0.211765">
                <text:p>0.21176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2619">
                <text:p>0.22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9375">
                <text:p>0.109375</text:p>
              </table:table-cell>
              <table:table-cell office:value-type="float" office:value="0.240964">
                <text:p>0.240964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0732">
                <text:p>0.1707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75">
                <text:p>0.09375</text:p>
              </table:table-cell>
              <table:table-cell office:value-type="float" office:value="0.222222">
                <text:p>0.22222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9375">
                <text:p>0.109375</text:p>
              </table:table-cell>
              <table:table-cell office:value-type="float" office:value="0.253165">
                <text:p>0.253165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9375">
                <text:p>0.109375</text:p>
              </table:table-cell>
              <table:table-cell office:value-type="float" office:value="0.324675">
                <text:p>0.32467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89474">
                <text:p>0.289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7188">
                <text:p>0.117188</text:p>
              </table:table-cell>
              <table:table-cell office:value-type="float" office:value="0.2">
                <text:p>0.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162">
                <text:p>0.162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5938">
                <text:p>0.085938</text:p>
              </table:table-cell>
              <table:table-cell office:value-type="float" office:value="0.315068">
                <text:p>0.315068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36111">
                <text:p>0.236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375">
                <text:p>0.09375</text:p>
              </table:table-cell>
              <table:table-cell office:value-type="float" office:value="0.239437">
                <text:p>0.23943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625">
                <text:p>0.15625</text:p>
              </table:table-cell>
              <table:table-cell office:value-type="float" office:value="0.173913">
                <text:p>0.17391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48438">
                <text:p>0.148438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283582">
                <text:p>0.2835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48485">
                <text:p>0.348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276923">
                <text:p>0.2769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22581">
                <text:p>0.322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245902">
                <text:p>0.2459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355932">
                <text:p>0.3559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1379">
                <text:p>0.241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175439">
                <text:p>0.1754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2143">
                <text:p>0.232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">
                <text:p>0.148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264151">
                <text:p>0.264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176471">
                <text:p>0.1764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244898">
                <text:p>0.2448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340426">
                <text:p>0.3404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">
                <text:p>0.173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244444">
                <text:p>0.2444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95455">
                <text:p>0.295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325581">
                <text:p>0.3255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341463">
                <text:p>0.3414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6842">
                <text:p>0.2368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297297">
                <text:p>0.297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424242">
                <text:p>0.4242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25806">
                <text:p>0.225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478261">
                <text:p>0.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421053">
                <text:p>0.4210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352941">
                <text:p>0.3529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57143">
                <text:p>0.357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538462">
                <text:p>0.5384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454545">
                <text:p>0.4545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571429">
                <text:p>0.571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666667">
                <text:p>0.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304" chart:interval-major="256" chart:interval-minor-divis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0000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" chart:interval-major="0.2" chart:interval-minor-divisor="2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7.56cm" xlink:href=".." chart:class="chart:scatter" chart:style-name="ch1">
        <chart:legend chart:legend-position="bottom" svg:x="5.86cm" svg:y="6.847cm" chart:style-name="ch2"/>
        <chart:plot-area chart:style-name="ch3" table:cell-range-address="'ULAM TIME SERIAL'.K13:'ULAM TIME SERIAL'.P15" chart:data-source-has-labels="column" svg:x="0.407cm" svg:y="0.151cm" svg:width="14.123cm" svg:height="6.594cm">
          <chart:axis chart:dimension="x" chart:name="primary-x" chart:style-name="ch4">
            <chart:title svg:x="6.105cm" svg:y="6.324cm" chart:style-name="ch5">
              <text:p>generatet numbers</text:p>
            </chart:title>
          </chart:axis>
          <chart:axis chart:dimension="y" chart:name="primary-y" chart:style-name="ch6">
            <chart:title svg:x="0.305cm" svg:y="4.207cm" chart:style-name="ch7">
              <text:p>thousand calls</text:p>
            </chart:title>
            <chart:grid chart:style-name="ch8" chart:class="major"/>
          </chart:axis>
          <chart:axis chart:dimension="y" chart:name="secondary-y" chart:style-name="ch9">
            <chart:title svg:x="14.262cm" svg:y="3.771cm" chart:style-name="ch7">
              <text:p>seconds</text:p>
            </chart:title>
          </chart:axis>
          <chart:series chart:attached-axis="secondary-y" chart:style-name="ch10" chart:values-cell-range-address="'ULAM TIME SERIAL'.L14:'ULAM TIME SERIAL'.P14" chart:label-cell-address="'ULAM TIME SERIAL'.K14:'ULAM TIME SERIAL'.K14" chart:class="chart:scatter">
            <chart:domain table:cell-range-address="'ULAM TIME SERIAL'.L13:'ULAM TIME SERIAL'.P13"/>
            <chart:data-point chart:repeated="5"/>
          </chart:series>
          <chart:series chart:attached-axis="primary-y" chart:style-name="ch11" chart:values-cell-range-address="'ULAM TIME SERIAL'.L15:'ULAM TIME SERIAL'.P15" chart:label-cell-address="'ULAM TIME SERIAL'.K15:'ULAM TIME SERIAL'.K1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2048">
                <text:p text:id="'ULAM TIME SERIAL'.L13:'ULAM TIME SERIAL'.P13"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65">
                <text:p>2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 text:id="'ULAM TIME SERIAL'.K14:'ULAM TIME SERIAL'.K14">total time</text:p>
              </table:table-cell>
              <table:table-cell office:value-type="float" office:value="0.93">
                <text:p text:id="'ULAM TIME SERIAL'.L14:'ULAM TIME SERIAL'.P14">0.93</text:p>
              </table:table-cell>
              <table:table-cell office:value-type="float" office:value="0.19">
                <text:p>0.19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ULAM TIME SERIAL'.K15:'ULAM TIME SERIAL'.K15">total calls</text:p>
              </table:table-cell>
              <table:table-cell office:value-type="float" office:value="17095.971">
                <text:p text:id="'ULAM TIME SERIAL'.L15:'ULAM TIME SERIAL'.P15">17095.971</text:p>
              </table:table-cell>
              <table:table-cell office:value-type="float" office:value="4287.756">
                <text:p>4287.756</text:p>
              </table:table-cell>
              <table:table-cell office:value-type="float" office:value="1077.297">
                <text:p>1077.297</text:p>
              </table:table-cell>
              <table:table-cell office:value-type="float" office:value="288.657">
                <text:p>288.657</text:p>
              </table:table-cell>
              <table:table-cell office:value-type="float" office:value="68.876">
                <text:p>68.8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304" chart:interval-major="25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maximum="20000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" chart:interval-major="0.2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127">
      <style:chart-properties chart:symbol-type="named-symbol" chart:symbol-name="diamond" chart:symbol-width="0.25cm" chart:symbol-height="0.25cm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7.561cm" xlink:href=".." chart:class="chart:scatter" chart:style-name="ch1">
        <chart:legend chart:legend-position="bottom" svg:x="5.862cm" svg:y="6.846cm" chart:style-name="ch2"/>
        <chart:plot-area chart:style-name="ch3" table:cell-range-address="'HILBERT TIME SERIAL'.J4:'HILBERT TIME SERIAL'.O6" chart:data-source-has-labels="column" svg:x="0.407cm" svg:y="0.151cm" svg:width="14.123cm" svg:height="6.595cm">
          <chart:axis chart:dimension="x" chart:name="primary-x" chart:style-name="ch4">
            <chart:title svg:x="6.052cm" svg:y="6.325cm" chart:style-name="ch5">
              <text:p>generated numbers</text:p>
            </chart:title>
          </chart:axis>
          <chart:axis chart:dimension="y" chart:name="primary-y" chart:style-name="ch6">
            <chart:title svg:x="0.305cm" svg:y="4.207cm" chart:style-name="ch7">
              <text:p>thousand calls</text:p>
            </chart:title>
            <chart:grid chart:style-name="ch8" chart:class="major"/>
          </chart:axis>
          <chart:axis chart:dimension="y" chart:name="secondary-y" chart:style-name="ch9">
            <chart:title svg:x="14.262cm" svg:y="3.771cm" chart:style-name="ch7">
              <text:p>seconds</text:p>
            </chart:title>
          </chart:axis>
          <chart:series chart:attached-axis="secondary-y" chart:style-name="ch10" chart:values-cell-range-address="'HILBERT TIME SERIAL'.K5:'HILBERT TIME SERIAL'.O5" chart:label-cell-address="'HILBERT TIME SERIAL'.J5:'HILBERT TIME SERIAL'.J5" chart:class="chart:scatter">
            <chart:domain table:cell-range-address="'HILBERT TIME SERIAL'.K4:'HILBERT TIME SERIAL'.O4"/>
            <chart:data-point chart:repeated="5"/>
          </chart:series>
          <chart:series chart:attached-axis="primary-y" chart:style-name="ch11" chart:values-cell-range-address="'HILBERT TIME SERIAL'.K6:'HILBERT TIME SERIAL'.O6" chart:label-cell-address="'HILBERT TIME SERIAL'.J6:'HILBERT TIME SERIAL'.J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28">
                <text:p text:id="'HILBERT TIME SERIAL'.K4:'HILBERT TIME SERIAL'.O4"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 text:id="'HILBERT TIME SERIAL'.J5:'HILBERT TIME SERIAL'.J5">total time</text:p>
              </table:table-cell>
              <table:table-cell office:value-type="float" office:value="0">
                <text:p text:id="'HILBERT TIME SERIAL'.K5:'HILBERT TIME SERIAL'.O5"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 text:id="'HILBERT TIME SERIAL'.J6:'HILBERT TIME SERIAL'.J6">total calls</text:p>
              </table:table-cell>
              <table:table-cell office:value-type="float" office:value="67.82">
                <text:p text:id="'HILBERT TIME SERIAL'.K6:'HILBERT TIME SERIAL'.O6">67.82</text:p>
              </table:table-cell>
              <table:table-cell office:value-type="float" office:value="269.464">
                <text:p>269.464</text:p>
              </table:table-cell>
              <table:table-cell office:value-type="float" office:value="1073.114">
                <text:p>1073.114</text:p>
              </table:table-cell>
              <table:table-cell office:value-type="float" office:value="4279.407">
                <text:p>4279.407</text:p>
              </table:table-cell>
              <table:table-cell office:value-type="float" office:value="17079.313">
                <text:p>17079.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